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2500000009007EF8F40E66A55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7764in" fo:margin-left="-0.0785in" table:align="left" style:writing-mode="lr-tb"/>
    </style:style>
    <style:style style:name="Table1.A" style:family="table-column">
      <style:table-column-properties style:column-width="0.6146in"/>
    </style:style>
    <style:style style:name="Table1.B" style:family="table-column">
      <style:table-column-properties style:column-width="1.0451in"/>
    </style:style>
    <style:style style:name="Table1.C" style:family="table-column">
      <style:table-column-properties style:column-width="0.9507in"/>
    </style:style>
    <style:style style:name="Table1.D" style:family="table-column">
      <style:table-column-properties style:column-width="1.0618in"/>
    </style:style>
    <style:style style:name="Table1.E" style:family="table-column">
      <style:table-column-properties style:column-width="0.8583in"/>
    </style:style>
    <style:style style:name="Table1.F" style:family="table-column">
      <style:table-column-properties style:column-width="0.6194in"/>
    </style:style>
    <style:style style:name="Table1.G" style:family="table-column">
      <style:table-column-properties style:column-width="0.626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G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9069in" fo:margin-left="-0.075in" table:align="left" style:writing-mode="lr-tb"/>
    </style:style>
    <style:style style:name="Table2.A" style:family="table-column">
      <style:table-column-properties style:column-width="0.7021in"/>
    </style:style>
    <style:style style:name="Table2.B" style:family="table-column">
      <style:table-column-properties style:column-width="5.2049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2.B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2.B2" style:family="table-cell">
      <style:table-cell-properties style:vertical-align="top" fo:padding-left="0.075in" fo:padding-right="0.075in" fo:padding-top="0in" fo:padding-bottom="0in" fo:border="1pt solid #000000" style:writing-mode="lr-tb"/>
    </style:style>
    <style:style style:name="Table3" style:family="table">
      <style:table-properties style:width="6.1806in" fo:margin-left="-0.0785in" table:align="left" style:writing-mode="lr-tb"/>
    </style:style>
    <style:style style:name="Table3.A" style:family="table-column">
      <style:table-column-properties style:column-width="0.559in"/>
    </style:style>
    <style:style style:name="Table3.B" style:family="table-column">
      <style:table-column-properties style:column-width="0.7688in"/>
    </style:style>
    <style:style style:name="Table3.C" style:family="table-column">
      <style:table-column-properties style:column-width="0.6646in"/>
    </style:style>
    <style:style style:name="Table3.D" style:family="table-column">
      <style:table-column-properties style:column-width="0.5201in"/>
    </style:style>
    <style:style style:name="Table3.E" style:family="table-column">
      <style:table-column-properties style:column-width="0.2694in"/>
    </style:style>
    <style:style style:name="Table3.F" style:family="table-column">
      <style:table-column-properties style:column-width="0.7153in"/>
    </style:style>
    <style:style style:name="Table3.G" style:family="table-column">
      <style:table-column-properties style:column-width="0.6625in"/>
    </style:style>
    <style:style style:name="Table3.H" style:family="table-column">
      <style:table-column-properties style:column-width="0.6653in"/>
    </style:style>
    <style:style style:name="Table3.I" style:family="table-column">
      <style:table-column-properties style:column-width="0.25in"/>
    </style:style>
    <style:style style:name="Table3.J" style:family="table-column">
      <style:table-column-properties style:column-width="0.4125in"/>
    </style:style>
    <style:style style:name="Table3.K" style:family="table-column">
      <style:table-column-properties style:column-width="0.693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D2" style:family="table-cell">
      <style:table-cell-properties style:vertical-align="top" style:border-line-width-bottom="0.0007in 0.0139in 0.0007in" fo:padding-left="0.075in" fo:padding-right="0.075in" fo:padding-top="0in" fo:padding-bottom="0in" fo:border-left="none" fo:border-right="none" fo:border-top="none" fo:border-bottom="1.1pt double #000000" style:writing-mode="lr-tb"/>
    </style:style>
    <style:style style:name="Table3.D3" style:family="table-cell">
      <style:table-cell-properties style:vertical-align="middle"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3.G3" style:family="table-cell">
      <style:table-cell-properties style:vertical-align="top" style:border-line-width-left="0.0007in 0.0139in 0.0007in" fo:padding-left="0.075in" fo:padding-right="0.075in" fo:padding-top="0in" fo:padding-bottom="0in" fo:border-left="1.1pt double #000000" fo:border-right="none" fo:border-top="none" fo:border-bottom="none" style:writing-mode="lr-tb"/>
    </style:style>
    <style:style style:name="Table3.D4" style:family="table-cell">
      <style:table-cell-properties style:vertical-align="top" style:border-line-width-top="0.0007in 0.0139in 0.0007in" fo:padding-left="0.075in" fo:padding-right="0.075in" fo:padding-top="0in" fo:padding-bottom="0in" fo:border-left="none" fo:border-right="none" fo:border-top="1.1pt double #000000" fo:border-bottom="none" style:writing-mode="lr-tb"/>
    </style:style>
    <style:style style:name="Table3.H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H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K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H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B8" style:family="table-cell">
      <style:table-cell-properties style:vertical-align="top" style:border-line-width-left="0.0007in 0.0139in 0.0007in" style:border-line-width-top="0.0007in 0.0139in 0.0007in" style:border-line-width-bottom="0.0007in 0.0139in 0.0007in" fo:padding-left="0.075in" fo:padding-right="0.075in" fo:padding-top="0in" fo:padding-bottom="0in" fo:border-left="1.1pt double #000000" fo:border-right="none" fo:border-top="1.1pt double #000000" fo:border-bottom="1.1pt double #000000" style:writing-mode="lr-tb"/>
    </style:style>
    <style:style style:name="Table4" style:family="table">
      <style:table-properties style:width="6.15in" fo:margin-left="-0.0854in" table:align="left" style:writing-mode="lr-tb"/>
    </style:style>
    <style:style style:name="Table4.A" style:family="table-column">
      <style:table-column-properties style:column-width="1.9236in"/>
    </style:style>
    <style:style style:name="Table4.B" style:family="table-column">
      <style:table-column-properties style:column-width="0.6514in"/>
    </style:style>
    <style:style style:name="Table4.C" style:family="table-column">
      <style:table-column-properties style:column-width="3.375in"/>
    </style:style>
    <style:style style:name="Table4.D" style:family="table-column">
      <style:table-column-properties style:column-width="0.2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4.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4.D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4.A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 style:family="table">
      <style:table-properties style:width="7.2326in" fo:margin-left="-0.075in" table:align="left" style:writing-mode="lr-tb"/>
    </style:style>
    <style:style style:name="Table5.A" style:family="table-column">
      <style:table-column-properties style:column-width="0.1986in"/>
    </style:style>
    <style:style style:name="Table5.B" style:family="table-column">
      <style:table-column-properties style:column-width="1.8764in"/>
    </style:style>
    <style:style style:name="Table5.C" style:family="table-column">
      <style:table-column-properties style:column-width="0.166in"/>
    </style:style>
    <style:style style:name="Table5.D" style:family="table-column">
      <style:table-column-properties style:column-width="0.209in"/>
    </style:style>
    <style:style style:name="Table5.E" style:family="table-column">
      <style:table-column-properties style:column-width="2.125in"/>
    </style:style>
    <style:style style:name="Table5.H" style:family="table-column">
      <style:table-column-properties style:column-width="1.9507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Table5.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5.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5.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5.E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5.E8" style:family="table-cell">
      <style:table-cell-properties style:vertical-align="top" fo:padding-left="0.075in" fo:padding-right="0.075in" fo:padding-top="0in" fo:padding-bottom="0in" fo:border-left="none" fo:border-right="none" fo:border-top="1pt solid #000000" fo:border-bottom="1pt solid #000000" style:writing-mode="lr-tb"/>
    </style:style>
    <style:style style:name="Table6" style:family="table">
      <style:table-properties style:width="6.15in" fo:margin-left="-0.075in" table:align="left" style:writing-mode="lr-tb"/>
    </style:style>
    <style:style style:name="Table6.A" style:family="table-column">
      <style:table-column-properties style:column-width="0.4139in"/>
    </style:style>
    <style:style style:name="Table6.B" style:family="table-column">
      <style:table-column-properties style:column-width="1.4111in"/>
    </style:style>
    <style:style style:name="Table6.C" style:family="table-column">
      <style:table-column-properties style:column-width="0.8618in"/>
    </style:style>
    <style:style style:name="Table6.E" style:family="table-column">
      <style:table-column-properties style:column-width="1.5979in"/>
    </style:style>
    <style:style style:name="Table6.F" style:family="table-column">
      <style:table-column-properties style:column-width="0.1938in"/>
    </style:style>
    <style:style style:name="Table6.G" style:family="table-column">
      <style:table-column-properties style:column-width="0.8097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Table6.E1" style:family="table-cell">
      <style:table-cell-properties style:vertical-align="top" fo:padding-left="0.075in" fo:padding-right="0.075in" fo:padding-top="0in" fo:padding-bottom="0in" fo:border-left="none" fo:border-right="none" fo:border-top="none" fo:border-bottom="1pt solid #000000" style:writing-mode="lr-tb"/>
    </style:style>
    <style:style style:name="Table6.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6.F2" style:family="table-cell">
      <style:table-cell-properties style:vertical-align="top" fo:padding-left="0.075in" fo:padding-right="0.075in" fo:padding-top="0in" fo:padding-bottom="0in" fo:border-left="1pt solid #000000" fo:border-right="none" fo:border-top="none" fo:border-bottom="none" style:writing-mode="lr-tb"/>
    </style:style>
    <style:style style:name="Table6.C3"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6.E3" style:family="table-cell">
      <style:table-cell-properties style:vertical-align="top" fo:padding-left="0.075in" fo:padding-right="0.075in" fo:padding-top="0in" fo:padding-bottom="0in" fo:border-left="1pt solid #000000" fo:border-right="none" fo:border-top="1pt solid #000000" fo:border-bottom="0.5pt solid #000000" style:writing-mode="lr-tb"/>
    </style:style>
    <style:style style:name="Table6.C4"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6.D4" style:family="table-cell">
      <style:table-cell-properties style:vertical-align="top" fo:padding-left="0.075in" fo:padding-right="0.075in" fo:padding-top="0in" fo:padding-bottom="0in" fo:border-left="none" fo:border-right="none" fo:border-top="1pt solid #000000" fo:border-bottom="none" style:writing-mode="lr-tb"/>
    </style:style>
    <style:style style:name="Table6.E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6.E9"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7" style:family="table">
      <style:table-properties style:width="6in" table:align="left" style:writing-mode="lr-tb"/>
    </style:style>
    <style:style style:name="Table7.A" style:family="table-column">
      <style:table-column-properties style:column-width="0.7285in"/>
    </style:style>
    <style:style style:name="Table7.B" style:family="table-column">
      <style:table-column-properties style:column-width="0.341in"/>
    </style:style>
    <style:style style:name="Table7.C" style:family="table-column">
      <style:table-column-properties style:column-width="0.7611in"/>
    </style:style>
    <style:style style:name="Table7.D" style:family="table-column">
      <style:table-column-properties style:column-width="0.4271in"/>
    </style:style>
    <style:style style:name="Table7.G" style:family="table-column">
      <style:table-column-properties style:column-width="1.2188in"/>
    </style:style>
    <style:style style:name="Table7.H" style:family="table-column">
      <style:table-column-properties style:column-width="0.4292in"/>
    </style:style>
    <style:style style:name="Table7.I" style:family="table-column">
      <style:table-column-properties style:column-width="0.5924in"/>
    </style:style>
    <style:style style:name="Table7.J" style:family="table-column">
      <style:table-column-properties style:column-width="0.3465in"/>
    </style:style>
    <style:style style:name="Table7.A1" style:family="table-cell">
      <style:table-cell-properties fo:padding="0in" fo:border="none"/>
    </style:style>
    <style:style style:name="Table7.A2" style:family="table-cell">
      <style:table-cell-properties fo:padding-left="0.075in" fo:padding-right="0.075in" fo:padding-top="0.0194in" fo:padding-bottom="0.0194in" fo:border="2.25pt solid #000000"/>
    </style:style>
    <style:style style:name="Table7.B2" style:family="table-cell">
      <style:table-cell-properties fo:padding-left="0in" fo:padding-right="0.075in" fo:padding-top="0in" fo:padding-bottom="0in" fo:border-left="none" fo:border-right="2.25pt solid #000000" fo:border-top="none" fo:border-bottom="none"/>
    </style:style>
    <style:style style:name="Table7.C2" style:family="table-cell">
      <style:table-cell-properties fo:padding-left="0in" fo:padding-right="0.075in" fo:padding-top="0.0194in" fo:padding-bottom="0.0194in" fo:border-left="none" fo:border-right="2.25pt solid #000000" fo:border-top="2.25pt solid #000000" fo:border-bottom="2.25pt solid #000000"/>
    </style:style>
    <style:style style:name="Table7.A4" style:family="table-cell">
      <style:table-cell-properties style:vertical-align="middle" fo:padding="0in" fo:border="none"/>
    </style:style>
    <style:style style:name="Table14" style:family="table">
      <style:table-properties style:width="6in" table:align="margins" style:writing-mode="lr-tb"/>
    </style:style>
    <style:style style:name="Table14.A" style:family="table-column">
      <style:table-column-properties style:column-width="1.2in" style:rel-column-width="13107*"/>
    </style:style>
    <style:style style:name="Table14.A1" style:family="table-cell">
      <style:table-cell-properties fo:padding="0.1597in" fo:border="none"/>
    </style:style>
    <style:style style:name="Table8" style:family="table">
      <style:table-properties style:width="6in" table:align="margins" style:writing-mode="lr-tb"/>
    </style:style>
    <style:style style:name="Table8.A" style:family="table-column">
      <style:table-column-properties style:column-width="1.2in" style:rel-column-width="13107*"/>
    </style:style>
    <style:style style:name="Table8.A1" style:family="table-cell">
      <style:table-cell-properties fo:padding="0.1597in" fo:border="none"/>
    </style:style>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style:snap-to-layout-grid="false"/>
    </style:style>
    <style:style style:name="P3" style:family="paragraph" style:parent-style-name="Standard">
      <style:text-properties style:font-name="Arial"/>
    </style:style>
    <style:style style:name="P4" style:family="paragraph" style:parent-style-name="Standard">
      <style:text-properties style:font-name="Arial" fo:font-size="10pt" style:font-size-asian="10pt" style:font-name-complex="Arial"/>
    </style:style>
    <style:style style:name="P5" style:family="paragraph" style:parent-style-name="Standard">
      <style:paragraph-properties style:snap-to-layout-grid="false"/>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snap-to-layout-grid="false"/>
      <style:text-properties style:font-name="Arial" fo:font-size="10pt" style:font-size-asian="10pt" style:font-name-complex="Arial" style:font-size-complex="10pt"/>
    </style:style>
    <style:style style:name="P8" style:family="paragraph" style:parent-style-name="Standard">
      <style:text-properties style:font-name="Arial" fo:font-size="10pt" officeooo:paragraph-rsid="001f8d83" style:font-size-asian="10pt" style:font-name-complex="Arial" style:font-size-complex="10pt"/>
    </style:style>
    <style:style style:name="P9" style:family="paragraph" style:parent-style-name="Standard">
      <style:text-properties style:font-name="Arial" fo:font-size="10pt" fo:font-weight="bold" style:font-size-asian="10pt" style:font-weight-asian="bold" style:font-name-complex="Arial" style:font-weight-complex="bold"/>
    </style:style>
    <style:style style:name="P10" style:family="paragraph" style:parent-style-name="Standard">
      <style:paragraph-properties style:snap-to-layout-grid="false"/>
      <style:text-properties style:font-name="Arial" fo:font-size="10pt" fo:font-weight="bold" style:font-size-asian="10pt" style:font-weight-asian="bold" style:font-name-complex="Arial" style:font-weight-complex="bold"/>
    </style:style>
    <style:style style:name="P11"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12"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font-weight-complex="bold"/>
    </style:style>
    <style:style style:name="P13"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14"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5" style:family="paragraph" style:parent-style-name="Standard">
      <style:paragraph-properties style:snap-to-layout-grid="false"/>
      <style:text-properties style:font-name="Arial" fo:font-size="10pt" fo:language="zxx" fo:country="none" style:font-size-asian="10pt" style:language-asian="zxx" style:country-asian="none" style:font-name-complex="Arial"/>
    </style:style>
    <style:style style:name="P16" style:family="paragraph" style:parent-style-name="Standard">
      <style:text-properties style:font-name="Arial" fo:font-size="11pt" style:font-size-asian="11pt" style:font-name-complex="Arial"/>
    </style:style>
    <style:style style:name="P17" style:family="paragraph" style:parent-style-name="Standard">
      <style:paragraph-properties style:snap-to-layout-grid="false"/>
      <style:text-properties style:font-name="Arial" fo:font-size="11pt" style:font-size-asian="11pt" style:font-name-complex="Arial"/>
    </style:style>
    <style:style style:name="P18" style:family="paragraph" style:parent-style-name="Standard">
      <style:paragraph-properties fo:text-align="center" style:justify-single-word="false"/>
      <style:text-properties style:font-name="Arial" fo:font-size="11pt" fo:font-weight="bold" style:font-size-asian="11pt" style:font-weight-asian="bold" style:font-name-complex="Arial" style:font-weight-complex="bold"/>
    </style:style>
    <style:style style:name="P19"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weight-complex="bold"/>
    </style:style>
    <style:style style:name="P20" style:family="paragraph" style:parent-style-name="Standard">
      <style:paragraph-properties style:snap-to-layout-grid="false"/>
      <style:text-properties style:font-name="Arial" fo:font-size="11pt" fo:font-weight="bold" style:font-size-asian="11pt" style:font-weight-asian="bold" style:font-name-complex="Arial" style:font-weight-complex="bold"/>
    </style:style>
    <style:style style:name="P21" style:family="paragraph" style:parent-style-name="Standard">
      <style:paragraph-properties style:snap-to-layout-grid="false"/>
      <style:text-properties style:font-name="Arial"/>
    </style:style>
    <style:style style:name="P22" style:family="paragraph" style:parent-style-name="Standard">
      <style:paragraph-properties style:snap-to-layout-grid="false"/>
      <style:text-properties style:font-name="Arial" fo:language="zxx" fo:country="none" style:language-asian="zxx" style:country-asian="none"/>
    </style:style>
    <style:style style:name="P23" style:family="paragraph" style:parent-style-name="Standard">
      <style:text-properties style:font-name="Arial" style:font-name-complex="Arial"/>
    </style:style>
    <style:style style:name="P24" style:family="paragraph" style:parent-style-name="Standard">
      <style:paragraph-properties style:snap-to-layout-grid="false"/>
      <style:text-properties style:font-name="Arial" style:font-name-complex="Arial"/>
    </style:style>
    <style:style style:name="P25" style:family="paragraph" style:parent-style-name="Standard">
      <style:text-properties style:font-name="Arial" officeooo:paragraph-rsid="001f8d83" style:font-name-complex="Arial"/>
    </style:style>
    <style:style style:name="P26" style:family="paragraph" style:parent-style-name="Standard">
      <style:text-properties style:font-name="Arial" officeooo:paragraph-rsid="00209ddf" style:font-name-complex="Arial"/>
    </style:style>
    <style:style style:name="P27" style:family="paragraph" style:parent-style-name="Standard">
      <style:paragraph-properties style:snap-to-layout-grid="false"/>
      <style:text-properties style:font-name="Arial" officeooo:rsid="00373c11" officeooo:paragraph-rsid="00373c11" style:font-name-complex="Arial"/>
    </style:style>
    <style:style style:name="P28" style:family="paragraph" style:parent-style-name="Standard">
      <style:paragraph-properties fo:text-align="center" style:justify-single-word="false"/>
      <style:text-properties style:font-name="Arial" fo:font-size="14pt" style:font-size-asian="14pt" style:font-name-complex="Arial"/>
    </style:style>
    <style:style style:name="P29" style:family="paragraph" style:parent-style-name="Standard">
      <style:paragraph-properties fo:text-align="center" style:justify-single-word="false"/>
      <style:text-properties style:font-name="Arial" fo:font-size="8pt" style:font-size-asian="8pt" style:font-name-complex="Arial"/>
    </style:style>
    <style:style style:name="P30" style:family="paragraph" style:parent-style-name="Standard">
      <style:text-properties style:font-name="Arial" fo:font-weight="bold" style:font-weight-asian="bold" style:font-name-complex="Arial"/>
    </style:style>
    <style:style style:name="P31" style:family="paragraph" style:parent-style-name="Standard">
      <style:text-properties style:font-name="Arial" fo:font-weight="bold" officeooo:paragraph-rsid="001f8d83" style:font-weight-asian="bold" style:font-name-complex="Arial"/>
    </style:style>
    <style:style style:name="P32" style:family="paragraph" style:parent-style-name="Standard">
      <style:text-properties style:font-name="Arial" fo:font-weight="bold" officeooo:paragraph-rsid="00209ddf" style:font-weight-asian="bold" style:font-name-complex="Arial"/>
    </style:style>
    <style:style style:name="P33" style:family="paragraph" style:parent-style-name="Standard">
      <style:text-properties style:font-name="Arial" fo:font-weight="bold" officeooo:rsid="00209ddf" officeooo:paragraph-rsid="00209ddf" style:font-weight-asian="bold" style:font-name-complex="Arial" style:font-weight-complex="bold"/>
    </style:style>
    <style:style style:name="P34" style:family="paragraph" style:parent-style-name="Standard">
      <style:text-properties style:font-name="Arial" fo:font-weight="normal" officeooo:paragraph-rsid="001f8d83" style:font-weight-asian="normal" style:font-name-complex="Arial" style:font-weight-complex="normal"/>
    </style:style>
    <style:style style:name="P35" style:family="paragraph" style:parent-style-name="Standard">
      <style:text-properties style:font-name="Arial" fo:font-weight="normal" officeooo:rsid="00209ddf" officeooo:paragraph-rsid="00209ddf" style:font-weight-asian="normal" style:font-name-complex="Arial" style:font-weight-complex="normal"/>
    </style:style>
    <style:style style:name="P36" style:family="paragraph" style:parent-style-name="Standard">
      <style:text-properties style:font-name="Arial" fo:font-weight="normal" officeooo:rsid="002c1646" officeooo:paragraph-rsid="002c1646" style:font-weight-asian="normal" style:font-name-complex="Arial" style:font-weight-complex="normal"/>
    </style:style>
    <style:style style:name="P37" style:family="paragraph" style:parent-style-name="Standard">
      <style:text-properties style:font-name="Symbol" fo:font-size="11pt" style:font-size-asian="11pt"/>
    </style:style>
    <style:style style:name="P38" style:family="paragraph" style:parent-style-name="Standard">
      <style:text-properties fo:font-weight="bold" style:font-weight-asian="bold"/>
    </style:style>
    <style:style style:name="P39" style:family="paragraph" style:parent-style-name="Standard">
      <style:paragraph-properties style:snap-to-layout-grid="false"/>
      <style:text-properties fo:color="#ff00ff" style:font-name="Arial"/>
    </style:style>
    <style:style style:name="P40" style:family="paragraph" style:parent-style-name="Standard">
      <style:text-properties style:font-name="Courier New1" fo:font-size="11pt" style:font-size-asian="11pt" style:font-name-complex="Arial"/>
    </style:style>
    <style:style style:name="P41" style:family="paragraph" style:parent-style-name="Standard">
      <style:paragraph-properties style:snap-to-layout-grid="false"/>
      <style:text-properties officeooo:rsid="001a3acd" officeooo:paragraph-rsid="001a3acd"/>
    </style:style>
    <style:style style:name="P42" style:family="paragraph" style:parent-style-name="Standard">
      <style:paragraph-properties style:snap-to-layout-grid="false"/>
      <style:text-properties officeooo:rsid="001b3c2d" officeooo:paragraph-rsid="001b3c2d"/>
    </style:style>
    <style:style style:name="P43" style:family="paragraph" style:parent-style-name="Standard">
      <style:text-properties officeooo:paragraph-rsid="001f8d83"/>
    </style:style>
    <style:style style:name="P44" style:family="paragraph" style:parent-style-name="Standard">
      <style:text-properties style:font-name="Times New Roman1" fo:font-size="12pt" officeooo:rsid="001f8d83" officeooo:paragraph-rsid="001f8d83" style:font-size-asian="10pt" style:font-name-complex="Arial" style:font-size-complex="10pt"/>
    </style:style>
    <style:style style:name="P45" style:family="paragraph" style:parent-style-name="Standard">
      <style:paragraph-properties fo:margin-left="1in" fo:margin-right="0in" fo:text-indent="-1in" style:auto-text-indent="false"/>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Arial" style:font-name-complex="Arial"/>
    </style:style>
    <style:style style:name="P48" style:family="paragraph" style:parent-style-name="Text_20_body">
      <style:text-properties fo:font-size="2pt" style:font-size-asian="2pt" style:font-size-complex="2pt"/>
    </style:style>
    <style:style style:name="P49" style:family="paragraph" style:parent-style-name="Text_20_body">
      <style:text-properties fo:font-style="italic"/>
    </style:style>
    <style:style style:name="P50" style:family="paragraph" style:parent-style-name="Text_20_body">
      <style:text-properties style:font-name="Arial" fo:font-weight="normal" officeooo:paragraph-rsid="001f8d83" style:font-weight-asian="normal" style:font-name-complex="Arial" style:font-weight-complex="normal"/>
    </style:style>
    <style:style style:name="P51" style:family="paragraph" style:parent-style-name="Text_20_body">
      <style:text-properties officeooo:paragraph-rsid="001f8d83"/>
    </style:style>
    <style:style style:name="P52" style:family="paragraph" style:parent-style-name="Text_20_body">
      <style:text-properties fo:font-weight="bold"/>
    </style:style>
    <style:style style:name="P53" style:family="paragraph" style:parent-style-name="Text_20_body">
      <style:text-properties fo:font-weight="bold" officeooo:rsid="00244ccb" officeooo:paragraph-rsid="00244ccb"/>
    </style:style>
    <style:style style:name="P54" style:family="paragraph" style:parent-style-name="Text_20_body">
      <style:text-properties fo:font-weight="bold" officeooo:paragraph-rsid="00244ccb"/>
    </style:style>
    <style:style style:name="P55" style:family="paragraph" style:parent-style-name="Text_20_body">
      <style:text-properties style:font-name="Times New Roman1" fo:font-size="12pt" officeooo:rsid="001f8d83" officeooo:paragraph-rsid="001f8d83"/>
    </style:style>
    <style:style style:name="P56" style:family="paragraph" style:parent-style-name="Text_20_body">
      <style:text-properties officeooo:paragraph-rsid="00209ddf"/>
    </style:style>
    <style:style style:name="P57" style:family="paragraph" style:parent-style-name="Text_20_body">
      <style:text-properties officeooo:paragraph-rsid="002ac617"/>
    </style:style>
    <style:style style:name="P58" style:family="paragraph" style:parent-style-name="Table_20_Contents">
      <style:text-properties fo:font-size="2pt" style:font-size-asian="2pt" style:font-size-complex="2pt"/>
    </style:style>
    <style:style style:name="P59" style:family="paragraph" style:parent-style-name="Table_20_Contents">
      <style:text-properties officeooo:rsid="0021c00e" officeooo:paragraph-rsid="0021c00e"/>
    </style:style>
    <style:style style:name="P60" style:family="paragraph" style:parent-style-name="Table_20_Contents">
      <style:text-properties officeooo:rsid="0021c00e" officeooo:paragraph-rsid="0022ab75"/>
    </style:style>
    <style:style style:name="P61" style:family="paragraph" style:parent-style-name="Table_20_Contents">
      <style:text-properties officeooo:rsid="0021c00e" officeooo:paragraph-rsid="002ac617"/>
    </style:style>
    <style:style style:name="P62" style:family="paragraph" style:parent-style-name="Table_20_Contents">
      <style:text-properties officeooo:paragraph-rsid="002ac617"/>
    </style:style>
    <style:style style:name="P63" style:family="paragraph" style:parent-style-name="Table_20_Contents">
      <style:text-properties officeooo:rsid="002ac617" officeooo:paragraph-rsid="002ac617"/>
    </style:style>
    <style:style style:name="P64" style:family="paragraph" style:parent-style-name="Table_20_Contents">
      <style:paragraph-properties fo:margin-top="0in" fo:margin-bottom="0.1965in" loext:contextual-spacing="false"/>
    </style:style>
    <style:style style:name="P65"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66" style:family="paragraph" style:parent-style-name="Heading_20_1">
      <style:text-properties fo:font-size="10pt" style:font-size-asian="10pt" style:font-size-complex="10pt"/>
    </style:style>
    <style:style style:name="P67" style:family="paragraph" style:parent-style-name="Heading_20_1">
      <style:paragraph-properties style:snap-to-layout-grid="false"/>
      <style:text-properties fo:font-size="10pt" style:font-size-asian="10pt" style:font-size-complex="10pt"/>
    </style:style>
    <style:style style:name="P68" style:family="paragraph" style:parent-style-name="Heading_20_1">
      <style:text-properties fo:font-size="11pt" style:font-size-asian="11pt"/>
    </style:style>
    <style:style style:name="P69" style:family="paragraph" style:parent-style-name="Heading_20_1">
      <style:paragraph-properties style:snap-to-layout-grid="false"/>
      <style:text-properties fo:font-size="11pt" style:font-size-asian="11pt"/>
    </style:style>
    <style:style style:name="P70" style:family="paragraph" style:parent-style-name="Heading_20_2">
      <style:paragraph-properties style:snap-to-layout-grid="false"/>
    </style:style>
    <style:style style:name="P71" style:family="paragraph">
      <loext:graphic-properties draw:fill="none" draw:fill-color="#ffffff"/>
      <style:paragraph-properties fo:text-align="center" style:writing-mode="lr-tb"/>
      <style:text-properties fo:font-size="24pt"/>
    </style:style>
    <style:style style:name="P72" style:family="paragraph">
      <loext:graphic-properties draw:fill="solid" draw:fill-color="#ffffff"/>
      <style:paragraph-properties style:writing-mode="lr-tb"/>
    </style:style>
    <style:style style:name="P73" style:family="paragraph">
      <style:paragraph-properties fo:text-align="center"/>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f8d83" style:font-weight-asian="bold" style:font-weight-complex="bold"/>
    </style:style>
    <style:style style:name="T5" style:family="text">
      <style:text-properties fo:font-weight="bold" officeooo:rsid="001dd8ee" style:font-weight-asian="bold" style:font-weight-complex="bold"/>
    </style:style>
    <style:style style:name="T6" style:family="text">
      <style:text-properties fo:font-weight="bold" officeooo:rsid="003d2f37" style:font-weight-asian="bold" style:font-weight-complex="bold"/>
    </style:style>
    <style:style style:name="T7" style:family="text">
      <style:text-properties style:font-name="Arial"/>
    </style:style>
    <style:style style:name="T8" style:family="text">
      <style:text-properties style:font-name="Arial" fo:font-size="10pt" fo:font-weight="bold" style:font-size-asian="10pt" style:font-weight-asian="bold" style:font-name-complex="Arial" style:font-size-complex="10pt" style:font-weight-complex="bold"/>
    </style:style>
    <style:style style:name="T9" style:family="text">
      <style:text-properties style:font-name="Arial" fo:font-size="10pt" style:font-size-asian="10pt" style:font-name-complex="Ari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officeooo:rsid="001a3acd" style:font-size-asian="10pt" style:font-name-complex="Arial" style:font-size-complex="10pt"/>
    </style:style>
    <style:style style:name="T12" style:family="text">
      <style:text-properties style:font-name="Arial" fo:font-size="10pt" style:text-underline-style="solid" style:text-underline-width="auto" style:text-underline-color="font-color" style:font-size-asian="10pt" style:font-name-complex="Arial" style:font-size-complex="10pt"/>
    </style:style>
    <style:style style:name="T13" style:family="text">
      <style:text-properties style:font-name="Arial" style:font-name-complex="Arial"/>
    </style:style>
    <style:style style:name="T14" style:family="text">
      <style:text-properties style:font-name="Arial" officeooo:rsid="00343b0f" style:font-name-complex="Arial"/>
    </style:style>
    <style:style style:name="T15" style:family="text">
      <style:text-properties style:font-name="Arial" fo:font-weight="bold" style:font-weight-asian="bold"/>
    </style:style>
    <style:style style:name="T16" style:family="text">
      <style:text-properties style:font-name="Arial" fo:font-weight="bold" officeooo:rsid="00209ddf" style:font-weight-asian="normal" style:font-name-complex="Arial" style:font-weight-complex="normal"/>
    </style:style>
    <style:style style:name="T17" style:family="text">
      <style:text-properties style:font-name="Arial" fo:font-size="11pt" style:font-size-asian="11pt" style:font-name-complex="Arial"/>
    </style:style>
    <style:style style:name="T18" style:family="text">
      <style:text-properties style:font-name="Arial" fo:font-size="11pt" fo:font-weight="bold" style:font-size-asian="11pt" style:font-weight-asian="bold" style:font-name-complex="Arial" style:font-weight-complex="bold"/>
    </style:style>
    <style:style style:name="T19" style:family="text">
      <style:text-properties style:font-name="Arial" style:text-underline-style="solid" style:text-underline-width="auto" style:text-underline-color="font-color" style:font-name-complex="Arial"/>
    </style:style>
    <style:style style:name="T20" style:family="text">
      <style:text-properties style:font-name="Arial" fo:font-weight="normal" officeooo:rsid="00209ddf" style:font-weight-asian="normal" style:font-name-complex="Arial" style:font-weight-complex="normal"/>
    </style:style>
    <style:style style:name="T21" style:family="text">
      <style:text-properties style:text-position="super 58%" style:font-name="Arial" fo:font-size="10pt" style:font-size-asian="10pt" style:font-name-complex="Arial"/>
    </style:style>
    <style:style style:name="T22" style:family="text">
      <style:text-properties fo:color="#ff00ff"/>
    </style:style>
    <style:style style:name="T23" style:family="text">
      <style:text-properties fo:color="#008000"/>
    </style:style>
    <style:style style:name="T24" style:family="text">
      <style:text-properties officeooo:rsid="0019b04b"/>
    </style:style>
    <style:style style:name="T25" style:family="text">
      <style:text-properties officeooo:rsid="001a3acd"/>
    </style:style>
    <style:style style:name="T26" style:family="text">
      <style:text-properties officeooo:rsid="001b3c2d"/>
    </style:style>
    <style:style style:name="T27" style:family="text">
      <style:text-properties officeooo:rsid="001dd8ee"/>
    </style:style>
    <style:style style:name="T28" style:family="text">
      <style:text-properties officeooo:rsid="001f28fc"/>
    </style:style>
    <style:style style:name="T29" style:family="text">
      <style:text-properties officeooo:rsid="001f8d83"/>
    </style:style>
    <style:style style:name="T30" style:family="text">
      <style:text-properties fo:font-style="italic"/>
    </style:style>
    <style:style style:name="T31" style:family="text">
      <style:text-properties style:font-name="Times New Roman1" fo:font-size="12pt"/>
    </style:style>
    <style:style style:name="T32" style:family="text">
      <style:text-properties style:font-name="Times New Roman1" fo:font-size="12pt" officeooo:rsid="001f8d83"/>
    </style:style>
    <style:style style:name="T33" style:family="text">
      <style:text-properties style:font-name="Times New Roman1" fo:font-size="12pt" officeooo:rsid="001a3acd"/>
    </style:style>
    <style:style style:name="T34" style:family="text">
      <style:text-properties style:font-name="Times New Roman1" fo:font-size="12pt" officeooo:rsid="00209ddf"/>
    </style:style>
    <style:style style:name="T35" style:family="text">
      <style:text-properties officeooo:rsid="00209ddf"/>
    </style:style>
    <style:style style:name="T36" style:family="text">
      <style:text-properties fo:color="#ff0000"/>
    </style:style>
    <style:style style:name="T37" style:family="text">
      <style:text-properties fo:color="#0070c0"/>
    </style:style>
    <style:style style:name="T38" style:family="text">
      <style:text-properties officeooo:rsid="00244ccb"/>
    </style:style>
    <style:style style:name="T39" style:family="text">
      <style:text-properties officeooo:rsid="002681a0"/>
    </style:style>
    <style:style style:name="T40" style:family="text">
      <style:text-properties officeooo:rsid="002970d1" fo:background-color="#c5000b" loext:char-shading-value="0"/>
    </style:style>
    <style:style style:name="T41" style:family="text">
      <style:text-properties officeooo:rsid="002ac617"/>
    </style:style>
    <style:style style:name="T42" style:family="text">
      <style:text-properties officeooo:rsid="002c5db2"/>
    </style:style>
    <style:style style:name="T43" style:family="text">
      <style:text-properties fo:font-size="14pt"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color="#ed1c24" style:font-name="Arial" style:text-underline-style="solid" style:text-underline-width="auto" style:text-underline-color="font-color" style:font-name-complex="Arial"/>
    </style:style>
    <style:style style:name="T45" style:family="text">
      <style:text-properties fo:color="#ed1c24" fo:font-size="14pt" style:text-underline-style="solid" style:text-underline-width="auto" style:text-underline-color="font-color" fo:font-weight="bold" style:font-size-asian="12pt" style:font-weight-asian="bold" style:font-size-complex="12pt" style:font-weight-complex="bold"/>
    </style:style>
    <style:style style:name="T46" style:family="text">
      <style:text-properties fo:color="#ed1c24" fo:font-size="14pt" style:text-underline-style="solid" style:text-underline-width="auto" style:text-underline-color="font-color" fo:font-weight="bold" officeooo:rsid="0019b04b" style:font-size-asian="12pt" style:font-weight-asian="bold" style:font-size-complex="12pt" style:font-weight-complex="bold"/>
    </style:style>
    <style:style style:name="T47" style:family="text">
      <style:text-properties fo:color="#ed1c24" fo:font-size="14pt" style:text-underline-style="solid" style:text-underline-width="auto" style:text-underline-color="font-color" fo:font-weight="bold" officeooo:rsid="002f34c8" style:font-size-asian="12pt" style:font-weight-asian="bold" style:font-size-complex="12pt" style:font-weight-complex="bold"/>
    </style:style>
    <style:style style:name="T48" style:family="text">
      <style:text-properties fo:color="#ed1c24" fo:font-size="14pt" style:text-underline-style="solid" style:text-underline-width="auto" style:text-underline-color="font-color" fo:font-weight="bold" officeooo:rsid="003d2f37" style:font-size-asian="12pt" style:font-weight-asian="bold" style:font-size-complex="12pt" style:font-weight-complex="bold"/>
    </style:style>
    <style:style style:name="T49" style:family="text">
      <style:text-properties fo:color="#ce181e"/>
    </style:style>
    <style:style style:name="T50" style:family="text">
      <style:text-properties fo:color="#ce181e" style:text-underline-style="solid" style:text-underline-width="auto" style:text-underline-color="font-color" fo:font-weight="bold" style:font-weight-asian="bold" style:font-weight-complex="bold"/>
    </style:style>
    <style:style style:name="T51" style:family="text">
      <style:text-properties fo:color="#00a65d" officeooo:rsid="0031865d"/>
    </style:style>
    <style:style style:name="T52" style:family="text">
      <style:text-properties fo:color="#00a65d" style:text-underline-style="solid" style:text-underline-width="auto" style:text-underline-color="font-color" officeooo:rsid="0031865d"/>
    </style:style>
    <style:style style:name="T53" style:family="text">
      <style:text-properties officeooo:rsid="003bbcf1"/>
    </style:style>
    <style:style style:name="T5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0835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6665in" fo:margin-right="0in" fo:margin-top="0.0835in" fo:margin-bottom="0in" style:wrap="run-through" style:number-wrapped-paragraphs="no-limit" style:vertical-pos="top" style:vertical-rel="char" style:horizontal-pos="left" style:horizontal-rel="char" fo:padding="0in" fo:border="non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09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OSC 2347 <text:s/>“C”<text:tab/>Lab 2<text:tab/>Spring 201<text:span text:style-name="T53">9</text:span><text:tab/>Burris</text:p>
      <text:p text:style-name="Standard"/>
      <text:p text:style-name="Standard"><text:span text:style-name="T3">Due: Prior to the start of class </text:span><text:span text:style-name="T5">Friday March </text:span><text:span text:style-name="T6">8</text:span><text:span text:style-name="T5">, 2019</text:span><text:span text:style-name="T27">. <text:s/></text:span>Please anticipate additional labs will be assigned prior to the due date.</text:p>
      <text:p text:style-name="Standard"/>
      <text:p text:style-name="Standard">To:<text:tab/><text:tab/>Yur<text:span text:style-name="T24">a</text:span> <text:s/>Programmer</text:p>
      <text:p text:style-name="Standard"/>
      <text:p text:style-name="Standard">From:<text:tab/><text:tab/>Ima Your Boss</text:p>
      <text:p text:style-name="Standard"/>
      <text:p text:style-name="P45">Subject:<text:tab/>Payroll program maintenance. <text:s/>Clearly state the grading option you have completed on a cover sheet with your name and the date the project is submitted for grading. <text:s/>Please use a large envelop with you name in the upper right hand corner.</text:p>
      <text:p text:style-name="Standard"/>
      <text:p text:style-name="Standard">We have an immediate need to migrate the existing payroll application from Microsoft “C” to standard GNU/Linux “C” using the “gcc” translator. <text:s/>Please complete this program ASAP (PDQ) or update your resume. <text:s/>You will be given a chance to travel and meet new people at your own expense. <text:s/></text:p>
      <text:p text:style-name="Standard"/>
      <text:p text:style-name="Standard">Our contract with the customer specifies top-down-iterative-refinement for the design and implementation. <text:s/><text:span text:style-name="T2">The structure specified in the following design must be preserved or you will be terminated.</text:span> <text:s/>All input must be from a text file <text:span text:style-name="T39">or database </text:span>and the report printed to a text file. <text:s/>Please prompt the user for the names of the input <text:span text:style-name="T39">(file/database table)</text:span> and report files at run time. <text:s/>Management would be really impressed if the user had a choice between specifying the names of the input and report files at the command line with your software prompting for the names if they are not specified. <text:s/>Highlight this code if implemented.</text:p>
      <text:p text:style-name="Standard"/>
      <text:p text:style-name="Standard">Sample data follows. <text:s/><text:span text:style-name="T43">Please process the data in </text:span><text:span text:style-name="T45">L2CS2</text:span><text:span text:style-name="T46">347</text:span><text:span text:style-name="T45">C</text:span><text:span text:style-name="T46">tl</text:span><text:span text:style-name="T45">DataSp1</text:span><text:span text:style-name="T48">9</text:span><text:span text:style-name="T45">.dat </text:span><text:span text:style-name="T43">as soon as the software is operational.</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Emp. No.</text:p>
          </table:table-cell>
          <table:table-cell table:style-name="Table1.A1" office:value-type="string">
            <text:p text:style-name="P2">Given</text:p>
          </table:table-cell>
          <table:table-cell table:style-name="Table1.A1" office:value-type="string">
            <text:p text:style-name="P2">Surname</text:p>
          </table:table-cell>
          <table:table-cell table:style-name="Table1.A1" office:value-type="string">
            <text:p text:style-name="P2">Department</text:p>
          </table:table-cell>
          <table:table-cell table:style-name="Table1.A1" office:value-type="string">
            <text:p text:style-name="P2">YTD</text:p>
          </table:table-cell>
          <table:table-cell table:style-name="Table1.A1" office:value-type="string">
            <text:p text:style-name="P2">Pay Rate</text:p>
          </table:table-cell>
          <table:table-cell table:style-name="Table1.G1" office:value-type="string">
            <text:p text:style-name="P2">Hours</text:p>
          </table:table-cell>
        </table:table-row>
        <table:table-row table:style-name="Table1.1">
          <table:table-cell table:style-name="Table1.A1" office:value-type="string">
            <text:p text:style-name="P2">12</text:p>
          </table:table-cell>
          <table:table-cell table:style-name="Table1.A1" office:value-type="string">
            <text:p text:style-name="P41">Brooke</text:p>
          </table:table-cell>
          <table:table-cell table:style-name="Table1.A1" office:value-type="string">
            <text:p text:style-name="P41">Tyler</text:p>
          </table:table-cell>
          <table:table-cell table:style-name="Table1.A1" office:value-type="string">
            <text:p text:style-name="P2">Acct</text:p>
          </table:table-cell>
          <table:table-cell table:style-name="Table1.A1" office:value-type="string">
            <text:p text:style-name="P41">110100.00</text:p>
          </table:table-cell>
          <table:table-cell table:style-name="Table1.A1" office:value-type="string">
            <text:p text:style-name="P2">13.24</text:p>
          </table:table-cell>
          <table:table-cell table:style-name="Table1.G1" office:value-type="string">
            <text:p text:style-name="P2">40.0</text:p>
          </table:table-cell>
        </table:table-row>
        <table:table-row table:style-name="Table1.1">
          <table:table-cell table:style-name="Table1.A1" office:value-type="string">
            <text:p text:style-name="P2">6</text:p>
          </table:table-cell>
          <table:table-cell table:style-name="Table1.A1" office:value-type="string">
            <text:p text:style-name="P41">Kavanaugh</text:p>
          </table:table-cell>
          <table:table-cell table:style-name="Table1.A1" office:value-type="string">
            <text:p text:style-name="P41">Sarah</text:p>
          </table:table-cell>
          <table:table-cell table:style-name="Table1.A1" office:value-type="string">
            <text:p text:style-name="P2">Acct</text:p>
          </table:table-cell>
          <table:table-cell table:style-name="Table1.A1" office:value-type="string">
            <text:p text:style-name="P2">66600.00</text:p>
          </table:table-cell>
          <table:table-cell table:style-name="Table1.A1" office:value-type="string">
            <text:p text:style-name="P2">17.87</text:p>
          </table:table-cell>
          <table:table-cell table:style-name="Table1.G1" office:value-type="string">
            <text:p text:style-name="P2">64.5</text:p>
          </table:table-cell>
        </table:table-row>
        <table:table-row table:style-name="Table1.1">
          <table:table-cell table:style-name="Table1.A1" office:value-type="string">
            <text:p text:style-name="P2">10</text:p>
          </table:table-cell>
          <table:table-cell table:style-name="Table1.A1" office:value-type="string">
            <text:p text:style-name="P41">Fruci</text:p>
          </table:table-cell>
          <table:table-cell table:style-name="Table1.A1" office:value-type="string">
            <text:p text:style-name="P41">Jordan</text:p>
          </table:table-cell>
          <table:table-cell table:style-name="Table1.A1" office:value-type="string">
            <text:p text:style-name="P2">Acct</text:p>
          </table:table-cell>
          <table:table-cell table:style-name="Table1.A1" office:value-type="string">
            <text:p text:style-name="P2"><text:span text:style-name="T26">3</text:span>6600.00</text:p>
          </table:table-cell>
          <table:table-cell table:style-name="Table1.A1" office:value-type="string">
            <text:p text:style-name="P2">10.00</text:p>
          </table:table-cell>
          <table:table-cell table:style-name="Table1.G1" office:value-type="string">
            <text:p text:style-name="P2">10.0</text:p>
          </table:table-cell>
        </table:table-row>
        <table:table-row table:style-name="Table1.1">
          <table:table-cell table:style-name="Table1.A1" office:value-type="string">
            <text:p text:style-name="P2">22</text:p>
          </table:table-cell>
          <table:table-cell table:style-name="Table1.A1" office:value-type="string">
            <text:p text:style-name="P41">Horn</text:p>
          </table:table-cell>
          <table:table-cell table:style-name="Table1.A1" office:value-type="string">
            <text:p text:style-name="P41">John</text:p>
          </table:table-cell>
          <table:table-cell table:style-name="Table1.A1" office:value-type="string">
            <text:p text:style-name="P2">Acct</text:p>
          </table:table-cell>
          <table:table-cell table:style-name="Table1.A1" office:value-type="string">
            <text:p text:style-name="P2"><text:span text:style-name="T26">109999</text:span>.56</text:p>
          </table:table-cell>
          <table:table-cell table:style-name="Table1.A1" office:value-type="string">
            <text:p text:style-name="P2">41.3</text:p>
          </table:table-cell>
          <table:table-cell table:style-name="Table1.G1" office:value-type="string">
            <text:p text:style-name="P2">36.7</text:p>
          </table:table-cell>
        </table:table-row>
        <table:table-row table:style-name="Table1.1">
          <table:table-cell table:style-name="Table1.A1" office:value-type="string">
            <text:p text:style-name="P2">24</text:p>
          </table:table-cell>
          <table:table-cell table:style-name="Table1.A1" office:value-type="string">
            <text:p text:style-name="P41">Pike</text:p>
          </table:table-cell>
          <table:table-cell table:style-name="Table1.A1" office:value-type="string">
            <text:p text:style-name="P41">Jeremy</text:p>
          </table:table-cell>
          <table:table-cell table:style-name="Table1.A1" office:value-type="string">
            <text:p text:style-name="P2">Acct</text:p>
          </table:table-cell>
          <table:table-cell table:style-name="Table1.A1" office:value-type="string">
            <text:p text:style-name="P2">1358.34</text:p>
          </table:table-cell>
          <table:table-cell table:style-name="Table1.A1" office:value-type="string">
            <text:p text:style-name="P2">16.22</text:p>
          </table:table-cell>
          <table:table-cell table:style-name="Table1.G1" office:value-type="string">
            <text:p text:style-name="P2">53.5</text:p>
          </table:table-cell>
        </table:table-row>
        <table:table-row table:style-name="Table1.1">
          <table:table-cell table:style-name="Table1.A1" office:value-type="string">
            <text:p text:style-name="P2">13</text:p>
          </table:table-cell>
          <table:table-cell table:style-name="Table1.A1" office:value-type="string">
            <text:p text:style-name="P41">Silva</text:p>
          </table:table-cell>
          <table:table-cell table:style-name="Table1.A1" office:value-type="string">
            <text:p text:style-name="P41">Julian</text:p>
          </table:table-cell>
          <table:table-cell table:style-name="Table1.A1" office:value-type="string">
            <text:p text:style-name="P2">DP</text:p>
          </table:table-cell>
          <table:table-cell table:style-name="Table1.A1" office:value-type="string">
            <text:p text:style-name="P2">1<text:span text:style-name="T26">10090.00</text:span></text:p>
          </table:table-cell>
          <table:table-cell table:style-name="Table1.A1" office:value-type="string">
            <text:p text:style-name="P42">10.00</text:p>
          </table:table-cell>
          <table:table-cell table:style-name="Table1.G1" office:value-type="string">
            <text:p text:style-name="P2"><text:span text:style-name="T26">1</text:span>.0</text:p>
          </table:table-cell>
        </table:table-row>
        <table:table-row table:style-name="Table1.1">
          <table:table-cell table:style-name="Table1.A1" office:value-type="string">
            <text:p text:style-name="P2">5</text:p>
          </table:table-cell>
          <table:table-cell table:style-name="Table1.A1" office:value-type="string">
            <text:p text:style-name="P41">Oliver</text:p>
          </table:table-cell>
          <table:table-cell table:style-name="Table1.A1" office:value-type="string">
            <text:p text:style-name="P41">Logan</text:p>
          </table:table-cell>
          <table:table-cell table:style-name="Table1.A1" office:value-type="string">
            <text:p text:style-name="P2">Mgt</text:p>
          </table:table-cell>
          <table:table-cell table:style-name="Table1.A1" office:value-type="string">
            <text:p text:style-name="P2">673478.34</text:p>
          </table:table-cell>
          <table:table-cell table:style-name="Table1.A1" office:value-type="string">
            <text:p text:style-name="P2">187.56</text:p>
          </table:table-cell>
          <table:table-cell table:style-name="Table1.G1" office:value-type="string">
            <text:p text:style-name="P2">40.0</text:p>
          </table:table-cell>
        </table:table-row>
        <table:table-row table:style-name="Table1.1">
          <table:table-cell table:style-name="Table1.A1" office:value-type="string">
            <text:p text:style-name="P2">3</text:p>
          </table:table-cell>
          <table:table-cell table:style-name="Table1.A1" office:value-type="string">
            <text:p text:style-name="P41">Nienburg</text:p>
          </table:table-cell>
          <table:table-cell table:style-name="Table1.A1" office:value-type="string">
            <text:p text:style-name="P41">Dylan</text:p>
          </table:table-cell>
          <table:table-cell table:style-name="Table1.A1" office:value-type="string">
            <text:p text:style-name="P2">Mgt</text:p>
          </table:table-cell>
          <table:table-cell table:style-name="Table1.A1" office:value-type="string">
            <text:p text:style-name="P2">134234.34</text:p>
          </table:table-cell>
          <table:table-cell table:style-name="Table1.A1" office:value-type="string">
            <text:p text:style-name="P2">67.42</text:p>
          </table:table-cell>
          <table:table-cell table:style-name="Table1.G1" office:value-type="string">
            <text:p text:style-name="P2">56.2</text:p>
          </table:table-cell>
        </table:table-row>
        <table:table-row table:style-name="Table1.1">
          <table:table-cell table:style-name="Table1.A1" office:value-type="string">
            <text:p text:style-name="P2">1</text:p>
          </table:table-cell>
          <table:table-cell table:style-name="Table1.A1" office:value-type="string">
            <text:p text:style-name="P41">Zhang</text:p>
          </table:table-cell>
          <table:table-cell table:style-name="Table1.A1" office:value-type="string">
            <text:p text:style-name="P41">Zhache</text:p>
          </table:table-cell>
          <table:table-cell table:style-name="Table1.A1" office:value-type="string">
            <text:p text:style-name="P2">Sales</text:p>
          </table:table-cell>
          <table:table-cell table:style-name="Table1.A1" office:value-type="string">
            <text:p text:style-name="P2">11345.22</text:p>
          </table:table-cell>
          <table:table-cell table:style-name="Table1.A1" office:value-type="string">
            <text:p text:style-name="P2">23.77</text:p>
          </table:table-cell>
          <table:table-cell table:style-name="Table1.G1" office:value-type="string">
            <text:p text:style-name="P2">67.3</text:p>
          </table:table-cell>
        </table:table-row>
        <table:table-row table:style-name="Table1.1">
          <table:table-cell table:style-name="Table1.A1" office:value-type="string">
            <text:p text:style-name="P2">4</text:p>
          </table:table-cell>
          <table:table-cell table:style-name="Table1.A1" office:value-type="string">
            <text:p text:style-name="P41">Curtis</text:p>
          </table:table-cell>
          <table:table-cell table:style-name="Table1.A1" office:value-type="string">
            <text:p text:style-name="P41">Harrison</text:p>
          </table:table-cell>
          <table:table-cell table:style-name="Table1.A1" office:value-type="string">
            <text:p text:style-name="P2">Sales</text:p>
          </table:table-cell>
          <table:table-cell table:style-name="Table1.A1" office:value-type="string">
            <text:p text:style-name="P2">234.56</text:p>
          </table:table-cell>
          <table:table-cell table:style-name="Table1.A1" office:value-type="string">
            <text:p text:style-name="P2">17.56</text:p>
          </table:table-cell>
          <table:table-cell table:style-name="Table1.G1" office:value-type="string">
            <text:p text:style-name="P2">38.9</text:p>
          </table:table-cell>
        </table:table-row>
        <table:table-row table:style-name="Table1.1">
          <table:table-cell table:style-name="Table1.A1" office:value-type="string">
            <text:p text:style-name="P2">15</text:p>
          </table:table-cell>
          <table:table-cell table:style-name="Table1.A1" office:value-type="string">
            <text:p text:style-name="P41">Welch</text:p>
          </table:table-cell>
          <table:table-cell table:style-name="Table1.A1" office:value-type="string">
            <text:p text:style-name="P41">Wade</text:p>
          </table:table-cell>
          <table:table-cell table:style-name="Table1.A1" office:value-type="string">
            <text:p text:style-name="P2">Sales</text:p>
          </table:table-cell>
          <table:table-cell table:style-name="Table1.A1" office:value-type="string">
            <text:p text:style-name="P2">2342.34</text:p>
          </table:table-cell>
          <table:table-cell table:style-name="Table1.A1" office:value-type="string">
            <text:p text:style-name="P2">27.86</text:p>
          </table:table-cell>
          <table:table-cell table:style-name="Table1.G1" office:value-type="string">
            <text:p text:style-name="P2">45.6</text:p>
          </table:table-cell>
        </table:table-row>
        <table:table-row table:style-name="Table1.1">
          <table:table-cell table:style-name="Table1.A1" office:value-type="string">
            <text:p text:style-name="P2">17</text:p>
          </table:table-cell>
          <table:table-cell table:style-name="Table1.A1" office:value-type="string">
            <text:p text:style-name="P41">Moreno</text:p>
          </table:table-cell>
          <table:table-cell table:style-name="Table1.A1" office:value-type="string">
            <text:p text:style-name="P41">Issac</text:p>
          </table:table-cell>
          <table:table-cell table:style-name="Table1.A1" office:value-type="string">
            <text:p text:style-name="P2">Sales</text:p>
          </table:table-cell>
          <table:table-cell table:style-name="Table1.A1" office:value-type="string">
            <text:p text:style-name="P2">67000.00</text:p>
          </table:table-cell>
          <table:table-cell table:style-name="Table1.A1" office:value-type="string">
            <text:p text:style-name="P2">34.23</text:p>
          </table:table-cell>
          <table:table-cell table:style-name="Table1.G1" office:value-type="string">
            <text:p text:style-name="P2">40.0</text:p>
          </table:table-cell>
        </table:table-row>
      </table:table>
      <text:p text:style-name="Standard"><text:soft-page-break/></text:p>
      <text:p text:style-name="Standard">The body of the report should consist of 4 detail lines per page exclusive of headings, department control breaks, and page control break information. <text:s/>Management would be impressed if dollar amounts contain “<text:span text:style-name="T38">$” and </text:span>commas in appropriate locations. <text:s/>Hint: <text:s/>&lt;monetary.h&gt;</text:p>
      <text:p text:style-name="Standard"/>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B1" office:value-type="string">
            <text:p text:style-name="P17">Report Format</text:p>
          </table:table-cell>
        </table:table-row>
        <table:table-row table:style-name="Table2.1">
          <table:table-cell table:style-name="Table2.A1" office:value-type="string">
            <text:p text:style-name="P7">Report</text:p>
            <text:p text:style-name="P6">Header</text:p>
            <text:p text:style-name="P6">Page</text:p>
          </table:table-cell>
          <table:table-cell table:style-name="Table2.B2" office:value-type="string">
            <text:p text:style-name="P13">ACME Sports Inc.</text:p>
            <text:p text:style-name="P12">“We are the best, you use the best!”</text:p>
          </table:table-cell>
        </table:table-row>
        <table:table-row table:style-name="Table2.1">
          <table:table-cell table:style-name="Table2.A1" office:value-type="string">
            <text:p text:style-name="P7"/>
          </table:table-cell>
          <table:table-cell table:style-name="Table2.B2" office:value-type="string">
            <text:p text:style-name="P14"><text:s text:c="50"/>ACME</text:p>
            <text:h text:style-name="P66" text:outline-level="1">Emp# <text:s/>Name <text:s text:c="12"/>Dept. <text:s/>New YTD <text:s/>Gross <text:s text:c="2"/>FICA <text:s text:c="3"/>Net</text:h>
            <text:p text:style-name="P6">12 <text:s text:c="3"/><text:span text:style-name="T25">Tyler</text:span> <text:s text:c="9"/><text:span text:style-name="T25">Brooke</text:span> <text:s text:c="12"/>Acct <text:s text:c="6"/>?????.?? <text:s text:c="2"/>????.?? <text:s text:c="4"/>????.?? <text:s/>???.??</text:p>
            <text:p text:style-name="P6">6 <text:s text:c="6"/><text:span text:style-name="T25">Sarah</text:span> <text:s text:c="7"/><text:span text:style-name="T25">Kavanaugh</text:span> <text:s text:c="5"/>Acct <text:s text:c="6"/>?????.?? <text:s text:c="2"/>????.?? <text:s text:c="3"/>????.?? <text:s/>???.??</text:p>
            <text:p text:style-name="P6">10 <text:s text:c="4"/><text:span text:style-name="T25">Jordan</text:span> <text:s text:c="6"/><text:span text:style-name="T25">Fruci</text:span> <text:s text:c="15"/>Acct <text:s text:c="6"/>?????.?? <text:s text:c="2"/>????.?? <text:s text:c="4"/>????.?? <text:s/>???.??</text:p>
            <text:p text:style-name="P6">22 <text:s text:c="5"/><text:span text:style-name="T25">John <text:s text:c="8"/>Horn</text:span> <text:s text:c="16"/>Acct <text:s text:c="6"/>?????.?? <text:s text:c="2"/>????.?? <text:s text:c="4"/>????.?? <text:s/>???.??</text:p>
            <text:p text:style-name="P6"/>
            <text:p text:style-name="P6"><text:s text:c="2"/></text:p>
            <text:p text:style-name="P6">Page Totals: <text:s text:c="60"/>$xxxx.xx <text:s text:c="3"/>$xxxx.xx <text:s/>$xxx.xx</text:p>
            <text:p text:style-name="P6"/>
            <text:p text:style-name="Standard"><text:span text:style-name="T10"><text:s text:c="110"/></text:span><text:span text:style-name="T8">Page 1</text:span></text:p>
            <text:p text:style-name="P6"/>
          </table:table-cell>
        </table:table-row>
        <table:table-row table:style-name="Table2.1">
          <table:table-cell table:style-name="Table2.A1" office:value-type="string">
            <text:p text:style-name="P7">Report</text:p>
            <text:p text:style-name="P6">Body</text:p>
          </table:table-cell>
          <table:table-cell table:style-name="Table2.B2" office:value-type="string">
            <text:p text:style-name="P14"><text:s text:c="50"/>ACME</text:p>
            <text:h text:style-name="P66" text:outline-level="1">Emp# <text:s/>Name <text:s text:c="12"/>Dept. <text:s/>New YTD <text:s/>Gross <text:s text:c="2"/>FICA <text:s text:c="3"/>Net</text:h>
            <text:p text:style-name="Standard"><text:span text:style-name="T10">24 <text:s text:c="4"/></text:span><text:span text:style-name="T11">Jeremy <text:s text:c="4"/>Pike</text:span><text:span text:style-name="T10"> <text:s text:c="16"/>Acct <text:s text:c="6"/>?????.?? <text:s text:c="2"/></text:span><text:span text:style-name="T12">????.??</text:span><text:span text:style-name="T10"> <text:s text:c="4"/></text:span><text:span text:style-name="T12">????.??</text:span><text:span text:style-name="T10"> <text:s/></text:span><text:span text:style-name="T12">???.??</text:span></text:p>
            <text:p text:style-name="P6"><text:s text:c="22"/>Department Totals: <text:s text:c="31"/>ttttttt.tt <text:s text:c="6"/>tttttttt.tt <text:s text:c="4"/>tttttt.tt</text:p>
            <text:p text:style-name="P6"/>
            <text:p text:style-name="Standard"><text:span text:style-name="T10">13 <text:s text:c="4"/>J</text:span><text:span text:style-name="T11">ulian <text:s text:c="7"/>Silva</text:span><text:span text:style-name="T10"> <text:s text:c="15"/>DP <text:s text:c="8"/>?????.?? <text:s text:c="3"/></text:span><text:span text:style-name="T12">???.??</text:span><text:span text:style-name="T10"> <text:s text:c="4"/></text:span><text:span text:style-name="T12">????.??</text:span><text:span text:style-name="T10"> <text:s text:c="3"/></text:span><text:span text:style-name="T12">???.??</text:span></text:p>
            <text:p text:style-name="P6"><text:s text:c="23"/>Department Totals: <text:s text:c="32"/>ttttttt.tt <text:s text:c="6"/>tttttttt.tt <text:s text:c="3"/>tttttt.tt</text:p>
            <text:p text:style-name="P6"/>
            <text:p text:style-name="P6">5 <text:s text:c="7"/><text:span text:style-name="T25">Logan <text:s text:c="6"/>Oliver</text:span> <text:s text:c="13"/>Mgt <text:s text:c="6"/>?????.?? <text:s text:c="2"/>????.?? <text:s text:c="4"/>????.?? <text:s/>???.??</text:p>
            <text:p text:style-name="P6">3 <text:s text:c="7"/><text:span text:style-name="T25">Dylan <text:s text:c="8"/>Nienburg </text:span><text:s text:c="7"/>Mgt <text:s text:c="6"/>?????.?? <text:s text:c="2"/>????.?? <text:s text:c="4"/>????.?? <text:s/>???.??</text:p>
            <text:p text:style-name="P6"><text:s text:c="23"/>Department Totals: <text:s text:c="32"/>ttttttt.tt <text:s text:c="6"/>tttttttt.tt <text:s text:c="4"/>tttttt.tt</text:p>
            <text:p text:style-name="P6"/>
            <text:p text:style-name="P6">Page Totals: <text:s text:c="59"/>$xxxx.xx <text:s text:c="2"/>$xxxx.xx <text:s text:c="3"/>$xxx.xx</text:p>
            <text:p text:style-name="Standard"><text:span text:style-name="T10"><text:s text:c="111"/></text:span><text:span text:style-name="T8">Page 2</text:span></text:p>
            <text:p text:style-name="P6"/>
          </table:table-cell>
        </table:table-row>
        <table:table-row table:style-name="Table2.1">
          <table:table-cell table:style-name="Table2.A1" office:value-type="string">
            <text:p text:style-name="P7"/>
          </table:table-cell>
          <table:table-cell table:style-name="Table2.B2" office:value-type="string">
            <text:p text:style-name="P7">Additional pages in the body of the report with 4 detail lines per page with the possible exception of the last page.</text:p>
          </table:table-cell>
        </table:table-row>
        <table:table-row table:style-name="Table2.1">
          <table:table-cell table:style-name="Table2.A1" office:value-type="string">
            <text:p text:style-name="P7">Report</text:p>
            <text:p text:style-name="P6">Trailor</text:p>
            <text:p text:style-name="P6"/>
            <text:p text:style-name="P6">-</text:p>
            <text:p text:style-name="P6">You may add information</text:p>
          </table:table-cell>
          <table:table-cell table:style-name="Table2.B2" office:value-type="string">
            <text:h text:style-name="P67" text:outline-level="1"><text:s text:c="20"/>Report Summary</text:h>
            <text:p text:style-name="P11"/>
            <text:p text:style-name="P6">Records processed: <text:s/>785</text:p>
            <text:p text:style-name="P6">Total Gross: <text:s/>$yyy,yyy.yy</text:p>
            <text:p text:style-name="P6">Total Net: <text:s text:c="5"/>$ <text:s/>yy,yyy.yy</text:p>
            <text:p text:style-name="P6">Total FICA: <text:s text:c="3"/>$ <text:s text:c="5"/>yyy.yy</text:p>
            <text:p text:style-name="P6"/>
            <text:p text:style-name="P6"/>
            <text:p text:style-name="Standard"><text:span text:style-name="T10"><text:s text:c="106"/></text:span><text:span text:style-name="T8">Page 200</text:span></text:p>
          </table:table-cell>
        </table:table-row>
      </table:table>
      <text:p text:style-name="Standard"/>
      <text:p text:style-name="P3">Calculate the gross pay as the product of the number of hours worked and pay rate. <text:s/>Our policy is to pay time-and-a-half for all work in excess of 40 hours.</text:p>
      <text:p text:style-name="P46"/>
      <text:p text:style-name="P23">Our accounting department has supplied the following logic for computing FICA tax. <text:s/>The FICA Limit is currently $<text:span text:style-name="T24">110,100</text:span>00 and the FICA Rate is <text:span text:style-name="T28">7.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no</text:p>
          </table:table-cell>
          <table:table-cell table:style-name="Table3.D2" table:number-columns-spanned="2" office:value-type="string">
            <text:p text:style-name="P21"/>
          </table:table-cell>
          <table:covered-table-cell/>
          <table:table-cell table:style-name="Table3.D2" office:value-type="string">
            <text:p text:style-name="P21"/>
          </table:table-cell>
          <table:table-cell table:style-name="Table3.A1" office:value-type="string">
            <text:p text:style-name="P21"/>
          </table:table-cell>
          <table:table-cell table:style-name="Table3.A1" office:value-type="string">
            <text:p text:style-name="P21">yes</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21" draw:style-name="gr4" draw:text-style-name="P71" svg:x1="0.4815in" svg:y1="0.1098in" svg:x2="0.1063in" svg:y2="0.1098in"><text:p/></draw:line><draw:line text:anchor-type="char" draw:z-index="17" draw:style-name="gr3" draw:text-style-name="P71" svg:x1="0.0937in" svg:y1="0.1043in" svg:x2="0.0937in" svg:y2="0.9795in"><text:p/></draw:line></text:p>
          </table:table-cell>
          <table:table-cell table:style-name="Table3.D3" table:number-columns-spanned="3" office:value-type="string">
            <text:p text:style-name="P39"><draw:line text:anchor-type="char" draw:z-index="19" draw:style-name="gr4" draw:text-style-name="P71" svg:x1="1.1535in" svg:y1="0.0945in" svg:x2="2.6972in" svg:y2="0.1098in"><text:p/></draw:line>Ytd &gt;= <text:span text:style-name="T24">110,100</text:span></text:p>
          </table:table-cell>
          <table:covered-table-cell/>
          <table:covered-table-cell/>
          <table:table-cell table:style-name="Table3.G3" office:value-type="string">
            <text:p text:style-name="P21"/>
          </table:table-cell>
          <table:table-cell table:style-name="Table3.A1" office:value-type="string">
            <text:p text:style-name="P22"><draw:line text:anchor-type="char" draw:z-index="20" draw:style-name="gr3" draw:text-style-name="P71" svg:x1="0.5354in" svg:y1="0.1043in" svg:x2="0.5354in" svg:y2="0.6043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D4" office:value-type="string">
            <text:p text:style-name="P21"/>
          </table:table-cell>
          <table:table-cell table:style-name="Table3.D4"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H6" table:number-columns-spanned="3" office:value-type="string">
            <text:p text:style-name="P21"><draw:line text:anchor-type="char" draw:z-index="26" draw:style-name="gr4" draw:text-style-name="P71" svg:x1="1.0217in" svg:y1="0.1402in" svg:x2="1.0217in" svg:y2="2.3902in"><text:p/></draw:line>Pay no tax</text:p>
          </table:table-cell>
          <table:covered-table-cell/>
          <table:covered-table-cell/>
          <table:table-cell table:style-name="Table3.K6" office:value-type="string">
            <text:p text:style-name="P21"/>
          </table:table-cell>
        </table:table-row>
        <table:table-row table:style-name="Table3.1">
          <table:table-cell table:style-name="Table3.A1" office:value-type="string">
            <text:p text:style-name="P21">yes</text:p>
          </table:table-cell>
          <table:table-cell table:style-name="Table3.D2" office:value-type="string">
            <text:p text:style-name="P21"/>
          </table:table-cell>
          <table:table-cell table:style-name="Table3.D2" office:value-type="string">
            <text:p text:style-name="P21"/>
          </table:table-cell>
          <table:table-cell table:style-name="Table3.D2" office:value-type="string">
            <text:p text:style-name="P21"/>
          </table:table-cell>
          <table:table-cell table:style-name="Table3.A1" table:number-columns-spanned="2" office:value-type="string">
            <text:p text:style-name="P21">no</text:p>
          </table:table-cell>
          <table:covered-table-cell/>
          <table:table-cell table:style-name="Table3.A1" office:value-type="string">
            <text:p text:style-name="P21"/>
          </table:table-cell>
          <table:table-cell table:style-name="Table3.H7" table:number-columns-spanned="2" office:value-type="string">
            <text:p text:style-name="P21"/>
          </table:table-cell>
          <table:covered-table-cell/>
          <table:table-cell table:style-name="Table3.H7"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2"><draw:line text:anchor-type="char" draw:z-index="23" draw:style-name="gr3" draw:text-style-name="P71" svg:x1="0.1811in" svg:y1="0.1181in" svg:x2="0.1811in" svg:y2="0.9933in"><text:p/></draw:line><draw:line text:anchor-type="char" draw:z-index="22" draw:style-name="gr4" draw:text-style-name="P71" svg:x1="0.6126in" svg:y1="0.1055in" svg:x2="0.2374in" svg:y2="0.1055in"><text:p/></draw:line></text:p>
          </table:table-cell>
          <table:table-cell table:style-name="Table3.B8" table:number-columns-spanned="3" office:value-type="string">
            <text:p text:style-name="P39">Ytd + gross &lt;= <text:span text:style-name="T24">110,100</text:span></text:p>
          </table:table-cell>
          <table:covered-table-cell/>
          <table:covered-table-cell/>
          <table:table-cell table:style-name="Table3.G3" table:number-columns-spanned="2" office:value-type="string">
            <text:p text:style-name="P21"/>
          </table:table-cell>
          <table:covered-table-cell/>
          <table:table-cell table:style-name="Table3.A1" office:value-type="string">
            <text:p text:style-name="P22"><draw:line text:anchor-type="char" draw:z-index="25" draw:style-name="gr3" draw:text-style-name="P71" svg:x1="-0.0661in" svg:y1="0.1181in" svg:x2="-0.0661in" svg:y2="0.8681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D4"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2"><draw:line text:anchor-type="char" draw:z-index="18" draw:style-name="gr3" draw:text-style-name="P71" svg:x1="0.75in" svg:y1="-2in" svg:x2="0.75in" svg:y2="-1.6248in"><text:p/></draw:line></text:p>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5" office:value-type="string">
            <text:p text:style-name="P21"/>
          </table:table-cell>
          <table:table-cell table:style-name="Table3.H5" office:value-type="string">
            <text:p text:style-name="P21"/>
          </table:table-cell>
          <table:table-cell table:style-name="Table3.H5" office:value-type="string">
            <text:p text:style-name="P21"/>
          </table:table-cell>
          <table:table-cell table:style-name="Table3.A1" office:value-type="string">
            <text:p text:style-name="P21"/>
          </table:table-cell>
          <table:table-cell table:style-name="Table3.H5" table:number-columns-spanned="2" office:value-type="string">
            <text:p text:style-name="P21"/>
          </table:table-cell>
          <table:covered-table-cell/>
          <table:table-cell table:style-name="Table3.H5" office:value-type="string">
            <text:p text:style-name="P21"/>
          </table:table-cell>
          <table:table-cell table:style-name="Table3.H5"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H6" table:number-columns-spanned="3" office:value-type="string">
            <text:p text:style-name="P21">Pay tax on total gross</text:p>
          </table:table-cell>
          <table:covered-table-cell/>
          <table:covered-table-cell/>
          <table:table-cell table:style-name="Table3.K6" office:value-type="string">
            <text:p text:style-name="P21"/>
          </table:table-cell>
          <table:table-cell table:style-name="Table3.H6" table:number-columns-spanned="5" office:value-type="string">
            <text:p text:style-name="P21">Pay tax only on (<text:span text:style-name="T24">110,100</text:span> – ytd)</text:p>
            <text:p text:style-name="P3"/>
          </table:table-cell>
          <table:covered-table-cell/>
          <table:covered-table-cell/>
          <table:covered-table-cell/>
          <table:covered-table-cell/>
          <table:table-cell table:style-name="Table3.K6" office:value-type="string">
            <text:p text:style-name="P21"/>
          </table:table-cell>
          <table:table-cell table:style-name="Table3.A1" office:value-type="string">
            <text:p text:style-name="P22"/>
          </table:table-cell>
        </table:table-row>
        <table:table-row table:style-name="Table3.1">
          <table:table-cell table:style-name="Table3.H7" office:value-type="string">
            <text:p text:style-name="P21"/>
          </table:table-cell>
          <table:table-cell table:style-name="Table3.H7" office:value-type="string">
            <text:p text:style-name="P22"><draw:line text:anchor-type="char" draw:z-index="29" draw:style-name="gr3" draw:text-style-name="P71" svg:x1="0.1417in" svg:y1="0.0055in" svg:x2="1.8917in" svg:y2="1.3807in"><text:p/></draw:line></text:p>
          </table:table-cell>
          <table:table-cell table:style-name="Table3.H7"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8" draw:style-name="gr3" draw:text-style-name="P71" svg:x1="0.9189in" svg:y1="0.0055in" svg:x2="0.1689in" svg:y2="1.38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27" draw:style-name="gr3" draw:text-style-name="P71" svg:x1="2.6689in" svg:y1="0.0555in" svg:x2="0.1689in" svg:y2="0.9307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2"><draw:line text:anchor-type="char" draw:z-index="24" draw:style-name="gr4" draw:text-style-name="P71" svg:x1="1.75in" svg:y1="-2.3752in" svg:x2="2.75in" svg:y2="-2.3752in"><text:p/></draw:line></text:p>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2"><draw:line text:anchor-type="char" draw:z-index="30" draw:style-name="gr3" draw:text-style-name="P71" svg:x1="0.0437in" svg:y1="0.1646in" svg:x2="0.0437in" svg:y2="0.7898in"><text:p/></draw:line></text:p>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table:number-columns-spanned="2" office:value-type="string">
            <text:p text:style-name="P21"/>
          </table:table-cell>
          <table:covered-table-cell/>
          <table:table-cell table:style-name="Table3.A1" office:value-type="string">
            <text:p text:style-name="P21"/>
          </table:table-cell>
          <table:table-cell table:style-name="Table3.A1" office:value-type="string">
            <text:p text:style-name="P21"/>
          </table:table-cell>
        </table:table-row>
      </table:table>
      <text:p text:style-name="P3">In a properly drawn flow chart, all questions (contain a relational or logical operator) should be in diamonds. <text:s/>The <text:span text:style-name="T22">light magenta text</text:span> in rectangles has been substituted above for diamonds by the accounting department. <text:s/></text:p>
      <text:p text:style-name="P3"/>
      <text:p text:style-name="Standard"><text:span text:style-name="T15">Please, we must anticipate yearly changes to the FICA Rate and FICA Limit. <text:s/>We desire to minimize the amount of time require from program maintenance when change occurs</text:span><text:span text:style-name="T7">. <text:s/>At the same time we do not wish to incur the overhead or risk of asking the operator to input these values every time the program is executed. <text:s/>Management would prefer the values for the FICA Rate and FICA Limit to be read from a text file when the system starts.</text:span></text:p>
      <text:p text:style-name="Standard"/>
      <text:p text:style-name="P47">The solution that must be migrated to the new platform (less department control breaks) follows.</text:p>
      <text:p text:style-name="Standard"/>
      <text:p text:style-name="P28">Page Control Break Solution</text:p>
      <text:p text:style-name="P29"/>
      <text:p text:style-name="P28">Using Top-Down-Iterative-Refinement</text:p>
      <text:p text:style-name="P23"/>
      <text:p text:style-name="P23">Assume we do not know the number of records in the input. <text:s/>Each page is to contain appropriate column headings and exactly 20 detail lines per page <text:span text:style-name="T23">(use 4 lines per page to test the lab)</text:span> with the possible exception of the last page. <text:s/>The report should contain a cover page with the company name and logo. <text:s/>A trailer page should summarize the contents of the report. <text:s/>Be sure not to print page headings on a page that does not contain any detail lines. <text:s/><text:span text:style-name="T26">The following <text:s/>FICA calculations are for the purpose of demonstrating the output format, they are not accurate.</text:span></text:p>
      <text:p text:style-name="P2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7"/>
          </table:table-cell>
          <table:table-cell table:style-name="Table4.A1" office:value-type="string">
            <text:p text:style-name="P17"/>
          </table:table-cell>
          <table:table-cell table:style-name="Table4.C1" office:value-type="string">
            <text:p text:style-name="P17">Report Format</text:p>
          </table:table-cell>
          <table:table-cell table:style-name="Table4.A1" office:value-type="string">
            <text:p text:style-name="P17"/>
          </table:table-cell>
        </table:table-row>
        <table:table-row table:style-name="Table4.1">
          <table:table-cell table:style-name="Table4.C1" office:value-type="string">
            <text:p text:style-name="P17">Raw Data (sample)</text:p>
          </table:table-cell>
          <table:table-cell table:style-name="Table4.A1" office:value-type="string">
            <text:p text:style-name="P17">Report</text:p>
            <text:p text:style-name="P16">Header</text:p>
          </table:table-cell>
          <table:table-cell table:style-name="Table4.C2" office:value-type="string">
            <text:p text:style-name="P19">ACME Sports Inc.</text:p>
            <text:p text:style-name="P18">“We are the best, you use the best!”</text:p>
          </table:table-cell>
          <table:table-cell table:style-name="Table4.D2" office:value-type="string">
            <text:p text:style-name="P17"/>
          </table:table-cell>
        </table:table-row>
        <table:table-row table:style-name="Table4.1">
          <table:table-cell table:style-name="Table4.C2" office:value-type="string">
            <text:p text:style-name="P17">Name Pay Rate <text:s/>Hrs </text:p>
            <text:p text:style-name="P16">Adam <text:s text:c="3"/>2.20 <text:s text:c="5"/>10.0</text:p>
            <text:p text:style-name="P16">Bart <text:s text:c="6"/>3.00 <text:s text:c="5"/>10.0</text:p>
            <text:p text:style-name="P16">Betty <text:s text:c="4"/>4.50 <text:s text:c="6"/>20.0</text:p>
            <text:p text:style-name="P37"></text:p>
            <text:p text:style-name="P16"/>
          </table:table-cell>
          <table:table-cell table:style-name="Table4.D2" office:value-type="string">
            <text:p text:style-name="P17"/>
          </table:table-cell>
          <table:table-cell table:style-name="Table4.C2" office:value-type="string">
            <text:p text:style-name="P20"><text:s text:c="15"/>ACME</text:p>
            <text:h text:style-name="P68" text:outline-level="1">Name <text:s text:c="6"/>Gross <text:s text:c="2"/>FICA <text:s text:c="3"/>Net</text:h>
            <text:p text:style-name="P16">Adam <text:s text:c="16"/>22.00 <text:s text:c="6"/>1.50 <text:s text:c="7"/>$20.50</text:p>
            <text:p text:style-name="P16">Bart <text:s text:c="19"/>30.00 <text:s text:c="6"/>2.00 <text:s text:c="7"/>$28.00</text:p>
            <text:p text:style-name="P16">Betty <text:s text:c="17"/>90.00 <text:s text:c="6"/>4.50 <text:s text:c="7"/>$95.50</text:p>
            <text:p text:style-name="P37"></text:p>
            <text:p text:style-name="P16">Page Totals: <text:s text:c="2"/>$485.76 <text:s text:c="2"/>$75.00 <text:s text:c="4"/>$410.76</text:p>
            <text:p text:style-name="Standard"><text:span text:style-name="T17"><text:s text:c="15"/></text:span><text:span text:style-name="T18">Page 1</text:span></text:p>
            <text:p text:style-name="P16"/>
          </table:table-cell>
          <table:table-cell table:style-name="Table4.D2" office:value-type="string">
            <text:p text:style-name="P17"/>
          </table:table-cell>
        </table:table-row>
        <table:table-row table:style-name="Table4.1">
          <table:table-cell table:style-name="Table4.A4" office:value-type="string">
            <text:p text:style-name="P17"/>
          </table:table-cell>
          <table:table-cell table:style-name="Table4.A1" office:value-type="string">
            <text:p text:style-name="P17">Report</text:p>
            <text:p text:style-name="P16">Body</text:p>
          </table:table-cell>
          <table:table-cell table:style-name="Table4.C2" office:value-type="string">
            <text:p text:style-name="P20"><text:s text:c="15"/>ACME</text:p>
            <text:h text:style-name="P68" text:outline-level="1">Name <text:s text:c="6"/>Gross <text:s text:c="2"/>FICA <text:s text:c="3"/>Net</text:h>
            <text:p text:style-name="P16">Tom <text:s text:c="17"/>20.00 <text:s text:c="6"/>2.50 <text:s text:c="5"/>$17.50</text:p>
            <text:p text:style-name="P16">Sam <text:s text:c="17"/>30.00 <text:s text:c="6"/>2.00 <text:s text:c="5"/>$28.00</text:p>
            <text:p text:style-name="P16">Sara <text:s text:c="17"/>40.00 <text:s text:c="6"/>4.50 <text:s text:c="5"/>$35.50</text:p>
            <text:p text:style-name="P37"></text:p>
            <text:p text:style-name="P16">Page Totals: $500.76 <text:s text:c="3"/>$50.00 <text:s text:c="3"/>$450.00</text:p>
            <text:p text:style-name="P16"/>
            <text:p text:style-name="Standard"><text:span text:style-name="T17"><text:s text:c="15"/></text:span><text:span text:style-name="T18">Page 2</text:span></text:p>
            <text:p text:style-name="P16"/>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
          </table:table-cell>
          <table:table-cell table:style-name="Table4.C2" office:value-type="string">
            <text:p text:style-name="P17">Additional pages in the body of the report with 20 detail lines per page with the possible exception of the last page.</text:p>
          </table:table-cell>
          <table:table-cell table:style-name="Table4.D2" office:value-type="string">
            <text:p text:style-name="P17"/>
          </table:table-cell>
        </table:table-row>
        <table:table-row table:style-name="Table4.1">
          <table:table-cell table:style-name="Table4.A1" office:value-type="string">
            <text:p text:style-name="P17"/>
          </table:table-cell>
          <table:table-cell table:style-name="Table4.A1" office:value-type="string">
            <text:p text:style-name="P17">Report</text:p>
            <text:p text:style-name="P16">Trailer</text:p>
            <text:p text:style-name="P16"/>
          </table:table-cell>
          <table:table-cell table:style-name="Table4.C2" office:value-type="string">
            <text:h text:style-name="P69" text:outline-level="1"><text:s text:c="10"/>Report Summary</text:h>
            <text:p text:style-name="P16">Records processed: <text:s/>785</text:p>
            <text:p text:style-name="P40">Total gross: <text:s/>$4,896.72</text:p>
            <text:p text:style-name="P40">Total FICA: <text:s text:c="2"/>$ <text:s/>896.72</text:p>
            <text:p text:style-name="P40">Total Net: <text:s text:c="3"/>$4,000.00</text:p>
            <text:p text:style-name="P16"/>
            <text:p text:style-name="Standard"><text:span text:style-name="T17"><text:s text:c="13"/></text:span><text:span text:style-name="T18">Page 200</text:span></text:p>
          </table:table-cell>
          <table:table-cell table:style-name="Table4.D2" office:value-type="string">
            <text:p text:style-name="P17"/>
          </table:table-cell>
        </table:table-row>
      </table:table>
      <text:p text:style-name="P23"/>
      <text:p text:style-name="P23"><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number-columns-repeated="2"/>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Main Line Control or Driver</text:p>
          </table:table-cell>
          <table:table-cell table:style-name="Table5.A1" office:value-type="string">
            <text:p text:style-name="P5"/>
          </table:table-cell>
          <table:table-cell table:style-name="Table5.A1" office:value-type="string">
            <text:p text:style-name="P5"/>
          </table:table-cell>
          <table:table-cell table:style-name="Table5.E2" office:value-type="string">
            <text:h text:style-name="P70" text:outline-level="2">Generate Report</text:h>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2" office:value-type="string">
            <text:p text:style-name="P5">1) <text:s/>Perform Initialization.</text:p>
            <text:p text:style-name="P4">2) <text:s/>Perform Calculate Payroll</text:p>
            <text:p text:style-name="P4"><text:s text:c="9"/>Until EOF = “Yes”.</text:p>
            <text:p text:style-name="P4">3) <text:s/>Perform Closing.</text:p>
            <text:p text:style-name="P4">4) <text:s/>Stop Run.</text:p>
          </table:table-cell>
          <table:table-cell table:style-name="Table5.F2"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15"><draw:line text:anchor-type="char" draw:z-index="10" draw:style-name="gr1" draw:text-style-name="P71" svg:x1="2.5516in" svg:y1="0.0236in" svg:x2="0.9264in" svg:y2="0.5236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15"><draw:custom-shape text:anchor-type="char" draw:z-index="16" draw:style-name="gr2" draw:text-style-name="P72" svg:width="0.6252in" svg:height="0.2504in" svg:x="0.6752in" svg:y="0.1484in"><text:p/><draw:enhanced-geometry svg:viewBox="0 0 21600 21600" draw:text-areas="0 0 21600 21600" draw:glue-points="?f8 0 ?f11 ?f2 ?f15 0 ?f16 ?f0 ?f13 ?f2" draw:type="mso-spt104"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handle draw:handle-position="$0 top" draw:handle-range-x-minimum="?f0" draw:handle-range-x-maximum="?f0" draw:handle-range-y-minimum="0" draw:handle-range-y-maximum="10800"/><draw:handle draw:handle-position="$1 top" draw:handle-range-x-minimum="?f0" draw:handle-range-x-maximum="?f0" draw:handle-range-y-minimum="0" draw:handle-range-y-maximum="10800"/><draw:handle draw:handle-position="21600 $2" draw:handle-range-x-minimum="3375" draw:handle-range-x-maximum="21600" draw:handle-range-y-minimum="0" draw:handle-range-y-maximum="?f0"/></draw:enhanced-geometry></draw:custom-shape><draw:line text:anchor-type="char" draw:z-index="12" draw:style-name="gr1" draw:text-style-name="P71" svg:x1="1.6752in" svg:y1="0.0236in" svg:x2="3.1752in" svg:y2="0.5236in"><text:p/></draw:line><draw:line text:anchor-type="char" draw:z-index="11" draw:style-name="gr1" draw:text-style-name="P71" svg:x1="0.9252in" svg:y1="0.0236in" svg:x2="0.9252in" svg:y2="0.5236in"><text:p/></draw:line></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70" text:outline-level="2">Initialization</text:h>
          </table:table-cell>
          <table:table-cell table:style-name="Table5.F2" office:value-type="string">
            <text:p text:style-name="P5"/>
          </table:table-cell>
          <table:table-cell table:style-name="Table5.E2" office:value-type="string">
            <text:p text:style-name="P10"/>
          </table:table-cell>
          <table:table-cell table:style-name="Table5.E8" office:value-type="string">
            <text:p text:style-name="P10">Calculate Payroll</text:p>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70" text:outline-level="2">Closing</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5">1) <text:s/>Open (2) Files.</text:p>
            <text:p text:style-name="P4">2) <text:s/>Print Cover Page</text:p>
            <text:p text:style-name="Standard"><text:span text:style-name="T9">3) <text:s/>Print Heading 1</text:span><text:span text:style-name="T21">st</text:span><text:span text:style-name="T9"> page</text:span></text:p>
            <text:p text:style-name="P4">4) <text:s/>PK = 1 and LK = 0.</text:p>
            <text:p text:style-name="P4">5) <text:s/>MaxLines = 20.</text:p>
            <text:p text:style-name="P4">6) <text:s/>Set page &amp; <text:s/>report totals</text:p>
            <text:p text:style-name="P4"><text:s text:c="5"/>to 0 including:</text:p>
            <text:p text:style-name="P4"><text:s text:c="5"/>Pgross, Pfica,Pnet,</text:p>
            <text:p text:style-name="P4"><text:s text:c="5"/>Rgross, Rfica, Rnet</text:p>
            <text:p text:style-name="P4">7) <text:s/>EOF = “No”.</text:p>
            <text:p text:style-name="P4">8) <text:s/>Read RawData</text:p>
            <text:p text:style-name="P4"><text:s text:c="5"/>At End set EOF = “Yes”.</text:p>
          </table:table-cell>
          <table:table-cell table:style-name="Table5.F2" office:value-type="string">
            <text:p text:style-name="P5"/>
          </table:table-cell>
          <table:table-cell table:style-name="Table5.E2" office:value-type="string">
            <text:p text:style-name="P5"/>
          </table:table-cell>
          <table:table-cell table:style-name="Table5.E8" office:value-type="string">
            <text:p text:style-name="P5">1) <text:s/>If LK = MaxLines</text:p>
            <text:p text:style-name="P4"><text:s text:c="10"/>Perform New Page.</text:p>
            <text:p text:style-name="P4">2) <text:s/>Perform Calculate Gross.</text:p>
            <text:p text:style-name="P4">3) <text:s/>Perform Calculate FICA</text:p>
            <text:p text:style-name="P4">4) <text:s/>Write Detail Line.</text:p>
            <text:p text:style-name="P4">5) <text:s/>LK++, compute page totals</text:p>
            <text:p text:style-name="P4">6) <text:s/>Read RawData</text:p>
            <text:p text:style-name="P4"><text:s text:c="8"/>At End <text:s/>set EOF = “Ye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1) <text:s/>Write totals last page.</text:p>
            <text:p text:style-name="P4">2) <text:s/>PK++</text:p>
            <text:p text:style-name="P4">3) <text:s/>Write summary heading.</text:p>
            <text:p text:style-name="P4">4) <text:s/>Add last page totals to report totals.</text:p>
            <text:p text:style-name="P4">4) <text:s/>Write summary.</text:p>
            <text:p text:style-name="P4">5) <text:s/>Write page number.</text:p>
            <text:p text:style-name="P4">6) <text:s/>Close files.</text:p>
            <text:p text:style-name="P4"/>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15"><draw:line text:anchor-type="char" draw:z-index="13" draw:style-name="gr1" draw:text-style-name="P71" svg:x1="2.4264in" svg:y1="0.0307in" svg:x2="0.9264in" svg:y2="0.5307in"><text:p/></draw:line></text:p>
          </table:table-cell>
          <table:table-cell table:style-name="Table5.A1" office:value-type="string">
            <text:p text:style-name="P5"/>
          </table:table-cell>
          <table:table-cell table:style-name="Table5.E4" office:value-type="string">
            <text:p text:style-name="P5"/>
          </table:table-cell>
          <table:table-cell table:style-name="Table5.E4" office:value-type="string">
            <text:p text:style-name="P15"><draw:line text:anchor-type="char" draw:z-index="15" draw:style-name="gr1" draw:text-style-name="P71" svg:x1="1.4252in" svg:y1="0.0307in" svg:x2="3.0504in" svg:y2="0.5307in"><text:p/></draw:line><draw:line text:anchor-type="char" draw:z-index="14" draw:style-name="gr1" draw:text-style-name="P71" svg:x1="0.9252in" svg:y1="0.0307in" svg:x2="0.9252in" svg:y2="0.5307in"><text:p/></draw:line></text:p>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1" office:value-type="string">
            <text:p text:style-name="P5"/>
          </table:table-cell>
          <table:table-cell table:style-name="Table5.A1"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h text:style-name="P70" text:outline-level="2">New Page</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70" text:outline-level="2">Calculate Gross</text:h>
          </table:table-cell>
          <table:table-cell table:style-name="Table5.F2" office:value-type="string">
            <text:p text:style-name="P5"/>
          </table:table-cell>
          <table:table-cell table:style-name="Table5.A1" office:value-type="string">
            <text:p text:style-name="P5"/>
          </table:table-cell>
          <table:table-cell table:style-name="Table5.E2" office:value-type="string">
            <text:h text:style-name="P70" text:outline-level="2">Calculate FICA</text:h>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2" office:value-type="string">
            <text:p text:style-name="P10">Finish Last Page.</text:p>
            <text:p text:style-name="P4">1) <text:s/>Write page summaries.</text:p>
            <text:p text:style-name="P4">2) <text:s/>Write page number.</text:p>
            <text:p text:style-name="P4">3) <text:s/>Add page totals to report</text:p>
            <text:p text:style-name="P4"><text:s text:c="5"/>totals</text:p>
            <text:p text:style-name="P9">Start Next Page.</text:p>
            <text:p text:style-name="P4">4) <text:s/>PK++</text:p>
            <text:p text:style-name="P4">5) <text:s/>Write page headings.</text:p>
            <text:p text:style-name="P4">6) <text:s/>LK = 0.</text:p>
            <text:p text:style-name="P4"><text:s text:c="5"/>Set page totals to zero.</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gross pay. <text:s/>Pay regular time for &lt;= 40 hours, time and a half for hours over 40, and double time for time during company recognized holidays.</text:p>
          </table:table-cell>
          <table:table-cell table:style-name="Table5.F2" office:value-type="string">
            <text:p text:style-name="P5"/>
          </table:table-cell>
          <table:table-cell table:style-name="Table5.A1" office:value-type="string">
            <text:p text:style-name="P5"/>
          </table:table-cell>
          <table:table-cell table:style-name="Table5.E2" office:value-type="string">
            <text:p text:style-name="P5">Calculate FICA using current government regulations.</text:p>
          </table:table-cell>
          <table:table-cell table:style-name="Table5.F2" office:value-type="string">
            <text:p text:style-name="P5"/>
          </table:table-cell>
          <table:table-cell table:style-name="Table5.A1" office:value-type="string">
            <text:p text:style-name="P5"/>
          </table:table-cell>
        </table:table-row>
        <table:table-row table:style-name="Table5.1">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E4" office:value-type="string">
            <text:p text:style-name="P5"/>
          </table:table-cell>
          <table:table-cell table:style-name="Table5.A1" office:value-type="string">
            <text:p text:style-name="P5"/>
          </table:table-cell>
          <table:table-cell table:style-name="Table5.A1" office:value-type="string">
            <text:p text:style-name="P5"/>
          </table:table-cell>
        </table:table-row>
      </table:table>
      <text:p text:style-name="P23">Legend:</text:p>
      <text:p text:style-name="P23"><text:tab/>PK: <text:s/>Page counter.</text:p>
      <text:p text:style-name="P23"><text:tab/>LK: <text:s/>Line counter (lines printed on page).</text:p>
      <text:p text:style-name="P23"><text:tab/>MaxLines: <text:s/>Desired detail lines per page.</text:p>
      <text:p text:style-name="P23"><text:tab/>EOF: <text:s/>Flag used to indicate end of file.</text:p>
      <text:p text:style-name="P23"/>
      <text:p text:style-name="P38">“D” Option (best grade is 65):</text:p>
      <text:p text:style-name="P23">Convert the Microsoft version of the application in the class notes to GNU/Linux standard “C” <text:s/><text:span text:style-name="T3">with</text:span><text:span text:style-name="T50"> page breaks and department control breaks</text:span>. <text:s/>You must use fscanf and fprintf. <text:s/>All I/O for employee records must be to files. <text:s/><text:span text:style-name="T39">You may </text:span><text:soft-page-break/><text:span text:style-name="T39">use a database for the input if desired. <text:s/></text:span>Compile the application using gcc. <text:s text:c="2"/>You must submit a copy of all source files, data files, and the results (report).</text:p>
      <text:p text:style-name="P23"/>
      <text:p text:style-name="P30">“C” Option (best grade is a 79):</text:p>
      <text:p text:style-name="Standard"><text:span text:style-name="T13">You need not complete the “D” option. <text:s/>Solve the “</text:span><text:span text:style-name="T14">D” Option</text:span><text:span text:style-name="T13"> using gcc but the modules “New Page,” Calculate Gross,” and “Calculate FICA” must be implemented as subprograms. <text:s/>You may not use any global variables. <text:s/>“Calculate Gross” and “Calculate FICA” must return their values through the name of the function. <text:s/>All parameters to “Calculate Gross” and “Calculate FICA” should be passed by value. <text:s/>“New Page” must pass any results back through the parameter list (CBR). <text:s/></text:span><text:span text:style-name="T44">A script must be used to produce (compile and link) the executable</text:span><text:span text:style-name="T19">.</text:span><text:span text:style-name="T13"> <text:s/>You must use the following directory structure. <text:s/></text:span></text:p>
      <text:p text:style-name="P23"/>
      <text:p text:style-name="P23"/>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2" office:value-type="string">
            <text:p text:style-name="P24">src directory</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Project Directory</text:p>
          </table:table-cell>
          <table:table-cell table:style-name="Table6.C3" office:value-type="string">
            <text:p text:style-name="P24"/>
          </table:table-cell>
          <table:table-cell table:style-name="Table6.E1" office:value-type="string">
            <text:p text:style-name="P24"/>
          </table:table-cell>
          <table:table-cell table:style-name="Table6.E3" office:value-type="string">
            <text:p text:style-name="P24">Driver</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E2" office:value-type="string">
            <text:p text:style-name="P24">Script</text:p>
            <text:p text:style-name="P23">Executable</text:p>
            <text:p text:style-name="P23">Data file</text:p>
            <text:p text:style-name="P23">Report </text:p>
          </table:table-cell>
          <table:table-cell table:style-name="Table6.C4" office:value-type="string">
            <text:p text:style-name="P24"/>
          </table:table-cell>
          <table:table-cell table:style-name="Table6.D4" office:value-type="string">
            <text:p text:style-name="P24"/>
          </table:table-cell>
          <table:table-cell table:style-name="Table6.E4" office:value-type="string">
            <text:p text:style-name="P27"/>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Gross</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Calculate FICA</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4" office:value-type="string">
            <text:p text:style-name="P24"/>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E9" office:value-type="string">
            <text:p text:style-name="P24">New Page</text:p>
          </table:table-cell>
          <table:table-cell table:style-name="Table6.F2"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D4"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row table:style-name="Table6.1">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cell table:style-name="Table6.A1" office:value-type="string">
            <text:p text:style-name="P24"/>
          </table:table-cell>
        </table:table-row>
      </table:table>
      <text:p text:style-name="P23"><text:s/>You must submit a copy of all source files, data files, the results (report), and the script used to build the “C” option executable.</text:p>
      <text:p text:style-name="P23"/>
      <text:p text:style-name="P30">“B” Option (best grade is 89);</text:p>
      <text:p text:style-name="P23">Implement the “C” option but build the application using the “make” utility. <text:s/>You must submit a copy of all source files, data files, the results (report), the <text:span text:style-name="T49">script</text:span> used to build the “C” option executable, and the “<text:span text:style-name="T49">Makefile</text:span>” to produce the “B” executable. <text:s/><text:span text:style-name="T51">Modules should only be re-compiled when necessary (</text:span><text:span text:style-name="T52">chain rules</text:span><text:span text:style-name="T51">).</text:span></text:p>
      <text:p text:style-name="P23"/>
      <text:p text:style-name="P30">“A” Option (best grade is 100);</text:p>
      <text:p text:style-name="P23">Grades in excess of 89 will be based on proper use of naming conventions, indentation, documentation, program clarity, and other software system attributes.</text:p>
      <text:p text:style-name="P23"/>
      <text:p text:style-name="Standard"><text:span text:style-name="T13">Hint: <text:s/>\n, \t, \b, \r, \f - carriage control for newline, tab, backspace, carriage return, and form feed. <text:s/>There are more. <text:s/>Look them up. <text:s/>Hint: left justify in field of 10 </text:span><text:soft-page-break/><text:span text:style-name="T13">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span></text:p>
      <text:p text:style-name="P23"/>
      <text:p text:style-name="P23"/>
      <text:p text:style-name="P31"><text:span text:style-name="T29">Alternate </text:span>“B” Option (best grade is 89);</text:p>
      <text:p text:style-name="P25">Implement the “C” option but build the application using the “make” utility. <text:s/>You must submit a copy of all source files, data files, the results (report), the script used to build the “C” option executable, and the “Makefile” to produce the “B” option executable. <text:s/><text:span text:style-name="T4">You must use the following design!</text:span></text:p>
      <text:p text:style-name="P34"/>
      <text:p text:style-name="P50"><text:span text:style-name="T30">Basically, the control break and page break place conflicting structures on the output file. <text:s/>If a control break occurs, a page break does not necessarily occur and vice versa. </text:span><text:s/>This problem is called a <text:span text:style-name="T1">structure clash</text:span>. <text:s/>Jackson <text:span text:style-name="T39">Technique </text:span>insists the most natural solution to this problem is two independent programs. <text:s/><text:span text:style-name="T1">Different (unrelated) ideas belong in different programs (modules). <text:s/></text:span>PGM1 accepts the raw input and generates File-2 containing the group control breaks.</text:p>
      <table:table table:name="Table7" table:style-name="Table7">
        <table:table-column table:style-name="Table7.A"/>
        <table:table-column table:style-name="Table7.B"/>
        <table:table-column table:style-name="Table7.C"/>
        <table:table-column table:style-name="Table7.D"/>
        <table:table-column table:style-name="Table7.A"/>
        <table:table-column table:style-name="Table7.D"/>
        <table:table-column table:style-name="Table7.G"/>
        <table:table-column table:style-name="Table7.H"/>
        <table:table-column table:style-name="Table7.I"/>
        <table:table-column table:style-name="Table7.J"/>
        <table:table-row>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row>
        <table:table-row>
          <table:table-cell table:style-name="Table7.A2" office:value-type="string">
            <text:p text:style-name="P64">File 1</text:p>
          </table:table-cell>
          <table:table-cell table:style-name="Table7.B2" office:value-type="string">
            <text:p text:style-name="P58"><draw:frame draw:style-name="fr4" draw:name="Image5" text:anchor-type="as-char" svg:width="0.2661in" svg:height="0.1563in" draw:z-index="43"><draw:image xlink:href="Pictures/100002000000002500000009007EF8F40E66A55D.gif" xlink:type="simple" xlink:show="embed" xlink:actuate="onLoad" loext:mime-type="image/gif"/></draw:frame></text:p>
          </table:table-cell>
          <table:table-cell table:style-name="Table7.C2" office:value-type="string">
            <text:p text:style-name="P64">PGM1</text:p>
            <text:p text:style-name="P64">(Ctl Brk)</text:p>
          </table:table-cell>
          <table:table-cell table:style-name="Table7.B2" office:value-type="string">
            <text:p text:style-name="P58"><draw:frame draw:style-name="fr2" draw:name="Frame3" text:anchor-type="char" svg:width="0.4272in" draw:z-index="31"><draw:text-box fo:min-height="0.1563in"><text:p text:style-name="P48"><draw:frame draw:style-name="fr4" draw:name="Image2" text:anchor-type="as-char" svg:width="0.4272in" svg:height="0.1563in" draw:z-index="34"><draw:image xlink:href="Pictures/100002000000002500000009007EF8F40E66A55D.gif" xlink:type="simple" xlink:show="embed" xlink:actuate="onLoad" loext:mime-type="image/gif"/></draw:frame></text:p></draw:text-box></draw:frame></text:p>
          </table:table-cell>
          <table:table-cell table:style-name="Table7.C2" office:value-type="string">
            <text:p text:style-name="P64">File 2</text:p>
          </table:table-cell>
          <table:table-cell table:style-name="Table7.B2" office:value-type="string">
            <text:p text:style-name="P58"><draw:frame draw:style-name="fr2" draw:name="Frame4" text:anchor-type="char" svg:width="0.4272in" draw:z-index="32"><draw:text-box fo:min-height="0.1563in"><text:p text:style-name="P48"><draw:frame draw:style-name="fr4" draw:name="Image3" text:anchor-type="as-char" svg:width="0.4272in" svg:height="0.1563in" draw:z-index="35"><draw:image xlink:href="Pictures/100002000000002500000009007EF8F40E66A55D.gif" xlink:type="simple" xlink:show="embed" xlink:actuate="onLoad" loext:mime-type="image/gif"/></draw:frame></text:p></draw:text-box></draw:frame></text:p>
          </table:table-cell>
          <table:table-cell table:style-name="Table7.C2" office:value-type="string">
            <text:p text:style-name="P64"><draw:frame draw:style-name="fr3" draw:name="Frame5" text:anchor-type="char" svg:width="0.552in" draw:z-index="33"><draw:text-box fo:min-height="0.1563in"><text:p text:style-name="P48"/></draw:text-box></draw:frame>PGM 2</text:p>
            <text:p text:style-name="P64">(Page Brk) </text:p>
          </table:table-cell>
          <table:table-cell table:style-name="Table7.B2" office:value-type="string">
            <text:p text:style-name="P64"> <draw:frame draw:style-name="fr4" draw:name="Image4" text:anchor-type="as-char" svg:width="0.4272in" svg:height="0.1563in" draw:z-index="38"><draw:image xlink:href="Pictures/100002000000002500000009007EF8F40E66A55D.gif" xlink:type="simple" xlink:show="embed" xlink:actuate="onLoad" loext:mime-type="image/gif"/></draw:frame></text:p>
          </table:table-cell>
          <table:table-cell table:style-name="Table7.C2" office:value-type="string">
            <text:p text:style-name="P64">File 3</text:p>
          </table:table-cell>
          <table:table-cell table:style-name="Table7.A1" office:value-type="string">
            <text:p text:style-name="P64"> </text:p>
          </table:table-cell>
        </table:table-row>
        <table:table-row>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cell table:style-name="Table7.A1" table:number-columns-spanned="2" office:value-type="string">
            <text:p text:style-name="P64"> </text:p>
          </table:table-cell>
          <table:covered-table-cell/>
        </table:table-row>
        <table:table-row>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cell table:style-name="Table7.A4" office:value-type="string">
            <text:p text:style-name="P58"/>
          </table:table-cell>
        </table:table-row>
      </table:table>
      <text:p text:style-name="P49">Over head approximately 2*(N reads+ N writes) + control break lines + page break lines.</text:p>
      <text:p text:style-name="P55">Sample File 2:</text:p>
      <text:p text:style-name="P8">12 <text:s text:c="6"/><text:span text:style-name="T25">Tyler</text:span> <text:s text:c="9"/><text:span text:style-name="T25">Brooke</text:span> <text:s text:c="12"/>Acct <text:s text:c="6"/>?????.?? <text:s text:c="2"/>????.?? <text:s text:c="5"/>????.?? <text:s/>???.??</text:p>
      <text:p text:style-name="P8">6 <text:s text:c="8"/><text:span text:style-name="T25">Sarah</text:span> <text:s text:c="7"/><text:span text:style-name="T25">Kavanaugh</text:span> <text:s text:c="5"/>Acct <text:s text:c="6"/>?????.?? <text:s text:c="2"/>????.?? <text:s text:c="6"/>????.?? <text:s/>???.??</text:p>
      <text:p text:style-name="P8">10 <text:s text:c="6"/><text:span text:style-name="T25">Jordan</text:span> <text:s text:c="6"/><text:span text:style-name="T25">Fruci</text:span> <text:s text:c="15"/>Acct <text:s text:c="6"/>?????.?? <text:s text:c="2"/>????.?? <text:s text:c="6"/>????.?? <text:s/>???.??</text:p>
      <text:p text:style-name="P8"><text:span text:style-name="T32">22 <text:s text:c="5"/></text:span><text:span text:style-name="T33">John <text:s text:c="8"/>Horn</text:span><text:span text:style-name="T32"> <text:s text:c="13"/>Acct <text:s text:c="6"/>?????.?? <text:s text:c="2"/>????.?? <text:s text:c="5"/>????.?? <text:s/>???.??</text:span></text:p>
      <text:p text:style-name="P43"><text:span text:style-name="T10">24 <text:s text:c="4"/></text:span><text:span text:style-name="T11">Jeremy <text:s text:c="7"/>Pike</text:span><text:span text:style-name="T10"> <text:s text:c="16"/>Acct <text:s text:c="8"/>?????.?? <text:s/></text:span><text:span text:style-name="T12">????.??</text:span><text:span text:style-name="T10"> <text:s text:c="4"/></text:span><text:span text:style-name="T12">????.??</text:span><text:span text:style-name="T10"> <text:s text:c="2"/></text:span><text:span text:style-name="T12">???.??</text:span></text:p>
      <text:p text:style-name="P8"><text:s text:c="22"/>Department Totals: <text:s text:c="35"/>ttttttt.tt <text:s text:c="6"/>tttttttt.tt <text:s text:c="4"/>tttttt.tt</text:p>
      <text:p text:style-name="P8"/>
      <text:p text:style-name="P43"><text:span text:style-name="T10">13 <text:s text:c="4"/>J</text:span><text:span text:style-name="T11">ulian <text:s text:c="9"/>Silva</text:span><text:span text:style-name="T10"> <text:s text:c="15"/>DP <text:s text:c="10"/>?????.?? <text:s text:c="3"/></text:span><text:span text:style-name="T12">???.??</text:span><text:span text:style-name="T10"> <text:s text:c="6"/></text:span><text:span text:style-name="T12">????.??</text:span><text:span text:style-name="T10"> <text:s/></text:span><text:span text:style-name="T12">???.??</text:span></text:p>
      <text:p text:style-name="P8"><text:s text:c="23"/>Department Totals: <text:s text:c="34"/>ttttttt.tt <text:s text:c="7"/>tttttttt.tt <text:s text:c="3"/>tttttt.tt</text:p>
      <text:p text:style-name="P8"/>
      <text:p text:style-name="P8">5 <text:s text:c="7"/><text:span text:style-name="T25">Logan <text:s text:c="6"/>Oliver</text:span> <text:s text:c="14"/>Mgt <text:s text:c="10"/>?????.?? <text:s text:c="2"/>????.?? <text:s text:c="5"/>????.?? <text:s/>???.??</text:p>
      <text:p text:style-name="P8">3 <text:s text:c="7"/><text:span text:style-name="T25">Dylan <text:s text:c="8"/>Nienburg </text:span><text:s text:c="8"/>Mgt <text:s text:c="10"/>?????.?? <text:s text:c="2"/>????.?? <text:s text:c="4"/>????.?? <text:s/>???.??</text:p>
      <text:p text:style-name="P44"><text:s text:c="23"/>Department Totals: <text:s text:c="26"/>ttttttt.tt <text:s text:c="4"/>tttttttt.tt <text:s/>tttttt.tt</text:p>
      <text:p text:style-name="P55"/>
      <text:p text:style-name="P51"><text:span text:style-name="T31">File 2 is </text:span><text:span text:style-name="T34">now </text:span><text:span text:style-name="T31">used as an input to program PGM2 that produces the </text:span><text:span text:style-name="T34">desire report containing department control breads and </text:span><text:span text:style-name="T31">page breaks.</text:span></text:p>
      <text:p text:style-name="P32"><text:soft-page-break/><text:span text:style-name="T35">Alternate </text:span>“A” Option (best grade is 100);</text:p>
      <text:p text:style-name="P26">Grades in excess of 89 will be based on proper use of naming conventions, indentation, documentation, program clarity, and other software system attributes.</text:p>
      <text:p text:style-name="P26"/>
      <text:p text:style-name="P35">Hint: <text:s/>\n, \t, \b, \r, \f - carriage control for newline, tab, backspace, carriage return, and form feed. <text:s/>There are more. <text:s/>Look them up. <text:s/>Hint: left justify in field of 10 printf(“%-10d”,59), to force sign printf(“%+10d”,59), %-+d would force both the sign to print and left justify, %5.2f implies print with two digits to the right of the decimal point with a maximum of 5 digits to the left, %0 and %x prints an integer in octal and hexadecimal respectively. <text:s/>#define TopOfPage ‘\014’ and #define Bell ‘\07’ may be used to skip to the top of a page or ring the bell respectively.</text:p>
      <text:p text:style-name="P35"/>
      <text:p text:style-name="P33">You must use the following design and implementation concept called program inversion.</text:p>
      <text:p text:style-name="P35"/>
      <text:p text:style-name="P56"><text:span text:style-name="T20">Structure clashes may be reduced to a single program using a design technique called “</text:span><text:span text:style-name="T16">program inversion</text:span><text:span text:style-name="T20">”. <text:s/>Basically program inversion eliminates the intermediate file, File 2, by treating one program as a subprogram of the other. </text:span></text:p>
      <text:p text:style-name="Text_20_body">For example, if we chose to invert PGM1 with respect to PGM2, we write PGM1 such that it can be substituted for the “Read” operation of PGM2. When PGM2 requires another line of text, it simply invokes PGM1.</text:p>
      <text:p text:style-name="Text_20_body"/>
      <table:table table:name="Table14" table:style-name="Table14">
        <table:table-column table:style-name="Table14.A" table:number-columns-repeated="5"/>
        <table:table-row>
          <table:table-cell table:style-name="Table14.A1" office:value-type="string">
            <text:p text:style-name="Table_20_Contents"><draw:line text:anchor-type="paragraph" draw:z-index="36" draw:name="Shape1" draw:style-name="gr5" draw:text-style-name="P73" svg:x1="2.7in" svg:y1="0.5634in" svg:x2="2.7in" svg:y2="1.0008in"><text:p/></draw:line><draw:line text:anchor-type="paragraph" draw:z-index="37" draw:name="Shape3" draw:style-name="gr5" draw:text-style-name="P73" svg:x1="0.6374in" svg:y1="1.3134in" svg:x2="2.2209in" svg:y2="1.2925in"><text:p/></draw:line><draw:line text:anchor-type="paragraph" draw:z-index="39" draw:name="Shape2" draw:style-name="gr5" draw:text-style-name="P73" svg:x1="3.2835in" svg:y1="0.1673in" svg:x2="4.648in" svg:y2="0.1673in"><text:p/></draw:line></text:p>
          </table:table-cell>
          <table:table-cell table:style-name="Table14.A1" office:value-type="string">
            <text:p text:style-name="Table_20_Contents"/>
          </table:table-cell>
          <table:table-cell table:style-name="Table14.A1" office:value-type="string">
            <text:p text:style-name="P59">PGM 2</text:p>
            <text:p text:style-name="P59">(Page Brk)</text:p>
          </table:table-cell>
          <table:table-cell table:style-name="Table14.A1" office:value-type="string">
            <text:p text:style-name="Table_20_Contents"/>
          </table:table-cell>
          <table:table-cell table:style-name="Table14.A1" office:value-type="string">
            <text:p text:style-name="P59">File 3</text:p>
          </table:table-cell>
        </table:table-row>
        <table:table-row>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cell table:style-name="Table14.A1" office:value-type="string">
            <text:p text:style-name="Table_20_Contents"/>
          </table:table-cell>
        </table:table-row>
        <table:table-row>
          <table:table-cell table:style-name="Table14.A1" office:value-type="string">
            <text:p text:style-name="P59">File 1</text:p>
          </table:table-cell>
          <table:table-cell table:style-name="Table14.A1" office:value-type="string">
            <text:p text:style-name="P60"/>
          </table:table-cell>
          <table:table-cell table:style-name="Table14.A1" office:value-type="string">
            <text:p text:style-name="P59">PGM 1</text:p>
            <text:p text:style-name="P59">(Ctl. Brk.)</text:p>
          </table:table-cell>
          <table:table-cell table:style-name="Table14.A1" office:value-type="string">
            <text:p text:style-name="Table_20_Contents"/>
          </table:table-cell>
          <table:table-cell table:style-name="Table14.A1" office:value-type="string">
            <text:p text:style-name="Table_20_Contents"/>
          </table:table-cell>
        </table:table-row>
      </table:table>
      <text:p text:style-name="Text_20_body"/>
      <text:p text:style-name="P49">Over head approximately (N reads+ N writes) + control break lines + page break lines.</text:p>
      <text:p text:style-name="Text_20_body"/>
      <text:p text:style-name="Text_20_body">PGM1 inverted with respect to PGM2, i.e., PGM2 invokes PGM1 by a “Call/Read” operation. <text:s/>Pgm1 returns either a detail line or group control break line to PGM2.</text:p>
      <text:p text:style-name="Text_20_body"/>
      <text:p text:style-name="Text_20_body"> </text:p>
      <text:p text:style-name="Text_20_body"/>
      <text:p text:style-name="P52"><text:soft-page-break/>Note that this separates the different ideas of page break and control break in the final solution. <text:s/>In a traditional solution these ideas would be mixed. <text:s/>This follows the dictum <text:span text:style-name="T36">“the parts of the solution should correspond directly to the parts of the problem </text:span>and further that <text:span text:style-name="T37">the parts of the solution should not be mixed</text:span><text:span text:style-name="T36">”</text:span>. <text:s/>Two separate programmers should be able to code the solution at the same time (facilitates team project).</text:p>
      <text:p text:style-name="P52"/>
      <text:p text:style-name="P53">Sample code in Wallgol follows <text:span text:style-name="T40">(invert page break with respect to &lt;ctl&gt;&lt;brk&gt;)</text:span>:</text:p>
      <text:p text:style-name="P53"/>
      <text:p text:style-name="Text_20_body">// Global Data Structures for convenience – normally a bad idea.</text:p>
      <text:p text:style-name="Text_20_body"><text:span text:style-name="T1">int pageKnt = 0, LineKnt = 0</text:span>. <text:s/>//Other data structures including file descriptions.</text:p>
      <text:p text:style-name="Text_20_body"/>
      <text:p text:style-name="P52">Program GenerateReport( ){</text:p>
      <text:p text:style-name="P52">Open Files.</text:p>
      <text:p text:style-name="P52">Read raw Data and set EOF.</text:p>
      <text:p text:style-name="P52">Perform process-Key-Group until EOF.</text:p>
      <text:p text:style-name="P52">Close Files.</text:p>
      <text:p text:style-name="P52">Stop Program.</text:p>
      <text:p text:style-name="P52">}</text:p>
      <text:p text:style-name="Text_20_body"/>
      <text:p text:style-name="P52">Procedure Process-Key-Group( ){</text:p>
      <text:p text:style-name="P52">Move key to Key-Save.</text:p>
      <text:p text:style-name="P52">Set SUM to Zero</text:p>
      <text:p text:style-name="P52">Perform Process-Key-Record until</text:p>
      <text:p text:style-name="P52"><text:tab/>Key Not = Key-Save or EOF.</text:p>
      <text:p text:style-name="P52">Set up Group-Total-Line.</text:p>
      <text:p text:style-name="P52">PGM2( Group-Total-Line).</text:p>
      <text:p text:style-name="P52">}</text:p>
      <text:p text:style-name="Text_20_body"/>
      <text:p text:style-name="P52">Procedure Process-Key-Record( ){</text:p>
      <text:p text:style-name="P52">Add NUM to SUM. </text:p>
      <text:p text:style-name="P52">Build Detail-Line. </text:p>
      <text:p text:style-name="P52">PGM2 ( Detail–Line ).</text:p>
      <text:p text:style-name="P52">Read Raw-Data and set EOF.</text:p>
      <text:p text:style-name="P52"><text:soft-page-break/>}</text:p>
      <text:p text:style-name="P52">Procedure PGM2( Record-To-Print ){</text:p>
      <text:p text:style-name="Text_20_body"><text:s text:c="5"/><text:span text:style-name="T1">If LineKnt==0 or LineKnt ==55</text:span></text:p>
      <text:p text:style-name="P54"><text:s text:c="13"/>Perform Print-Heading.</text:p>
      <text:p text:style-name="P54"><text:s text:c="6"/>Perform Print-Record.</text:p>
      <text:p text:style-name="P52"><text:s text:c="6"/>Return.</text:p>
      <text:p text:style-name="P52">}</text:p>
      <text:p text:style-name="P52">Procedure Print-Heading( ){</text:p>
      <text:p text:style-name="P52"><text:s text:c="7"/>Add 1 to PageKnt.</text:p>
      <text:p text:style-name="Text_20_body"><text:s text:c="7"/><text:span text:style-name="T1">Build a heading-line.</text:span></text:p>
      <text:p text:style-name="P52"><text:s text:c="7"/>Write heading line on new page.</text:p>
      <text:p text:style-name="P52">}</text:p>
      <text:p text:style-name="Text_20_body"/>
      <text:p text:style-name="P52">Procedure Print Record( ){</text:p>
      <text:p text:style-name="P52"><text:s text:c="7"/>Add 1 to LineKnt. </text:p>
      <text:p text:style-name="Text_20_body"><text:s text:c="7"/><text:span text:style-name="T1">Write output record using input-record.</text:span></text:p>
      <text:p text:style-name="P52">}</text:p>
      <text:p text:style-name="Text_20_body"/>
      <text:p text:style-name="Text_20_body">Note: a more general call might be of the form “PGM2 (Record, RECORD-TYPE )” where RECORD-TYPE differentiates between detail lines and summary lines.</text:p>
      <text:p text:style-name="Text_20_body"/>
      <text:p text:style-name="P57"/>
      <table:table table:name="Table8" table:style-name="Table8">
        <table:table-column table:style-name="Table8.A" table:number-columns-repeated="5"/>
        <table:table-row>
          <table:table-cell table:style-name="Table8.A1" office:value-type="string">
            <text:p text:style-name="P63"><draw:line text:anchor-type="paragraph" draw:z-index="40" draw:name="Shape1" draw:style-name="gr5" draw:text-style-name="P73" svg:x1="2.7in" svg:y1="0.5634in" svg:x2="2.7in" svg:y2="1.0008in"><text:p/></draw:line><draw:line text:anchor-type="paragraph" draw:z-index="41" draw:name="Shape2" draw:style-name="gr5" draw:text-style-name="P73" svg:x1="3.3043in" svg:y1="1.3965in" svg:x2="4.6689in" svg:y2="1.3965in"><text:p/></draw:line><draw:line text:anchor-type="paragraph" draw:z-index="42" draw:name="Shape3" draw:style-name="gr5" draw:text-style-name="P73" svg:x1="0.6213in" svg:y1="0.1606in" svg:x2="2.2047in" svg:y2="0.1398in"><text:p/></draw:line>File 1</text:p>
          </table:table-cell>
          <table:table-cell table:style-name="Table8.A1" office:value-type="string">
            <text:p text:style-name="P62"/>
          </table:table-cell>
          <table:table-cell table:style-name="Table8.A1" office:value-type="string">
            <text:p text:style-name="P61">PGM 2</text:p>
            <text:p text:style-name="P61">(<text:span text:style-name="T41">CTL BRK</text:span>)</text:p>
          </table:table-cell>
          <table:table-cell table:style-name="Table8.A1" office:value-type="string">
            <text:p text:style-name="P62"/>
          </table:table-cell>
          <table:table-cell table:style-name="Table8.A1" office:value-type="string">
            <text:p text:style-name="P61"/>
          </table:table-cell>
        </table:table-row>
        <table:table-row>
          <table:table-cell table:style-name="Table8.A1" office:value-type="string">
            <text:p text:style-name="P62"/>
          </table:table-cell>
          <table:table-cell table:style-name="Table8.A1" office:value-type="string">
            <text:p text:style-name="P62"/>
          </table:table-cell>
          <table:table-cell table:style-name="Table8.A1" office:value-type="string">
            <text:p text:style-name="P62"/>
          </table:table-cell>
          <table:table-cell table:style-name="Table8.A1" office:value-type="string">
            <text:p text:style-name="P62"/>
          </table:table-cell>
          <table:table-cell table:style-name="Table8.A1" office:value-type="string">
            <text:p text:style-name="P62"/>
          </table:table-cell>
        </table:table-row>
        <table:table-row>
          <table:table-cell table:style-name="Table8.A1" office:value-type="string">
            <text:p text:style-name="P61"/>
          </table:table-cell>
          <table:table-cell table:style-name="Table8.A1" office:value-type="string">
            <text:p text:style-name="P61"/>
          </table:table-cell>
          <table:table-cell table:style-name="Table8.A1" office:value-type="string">
            <text:p text:style-name="P61">PGM 1</text:p>
            <text:p text:style-name="P61">(<text:span text:style-name="T41">Page</text:span>. Brk.)</text:p>
          </table:table-cell>
          <table:table-cell table:style-name="Table8.A1" office:value-type="string">
            <text:p text:style-name="P62"/>
          </table:table-cell>
          <table:table-cell table:style-name="Table8.A1" office:value-type="string">
            <text:p text:style-name="P63">File 3</text:p>
          </table:table-cell>
        </table:table-row>
      </table:table>
      <text:p text:style-name="P57"/>
      <text:p text:style-name="P36">Add Flexibility to Page-Break: obtain number lines, headings, first page number, <text:span text:style-name="T42">header page text, footing page text, etcet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Tahoma1" svg:font-family="Tahoma"/>
    <style:font-face style:name="Times New Roman1" svg:font-family="'Times New Roman', serif"/>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Courier New" fo:font-family="'Courier New'" style:font-family-generic="modern" fo:font-weight="bold" style:font-weight-asian="bold" style:font-name-complex="Courier New" style:font-family-complex="'Courier New'" style:font-family-generic-complex="modern"/>
    </style:style>
    <style:style style:name="Heading_20_2" style:display-name="Heading 2" style:family="paragraph" style:parent-style-name="Standard" style:next-style-name="Standard" style:default-outline-level="2" style:class="text">
      <style:paragraph-properties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9"><draw:text-box fo:min-height="0.1457in" fo:min-width="0.0161in"><text:p text:style-name="Footer"><text:span text:style-name="Page_20_Number"><text:page-number text:select-page="current">10</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278 “C”</dc:title>
    <meta:creation-date>2012-02-04T21:12:22.54</meta:creation-date>
    <meta:editing-cycles>38</meta:editing-cycles>
    <meta:editing-duration>PT2H49M43S</meta:editing-duration>
    <meta:generator>LibreOffice/6.1.3.2$Windows_X86_64 LibreOffice_project/86daf60bf00efa86ad547e59e09d6bb77c699acb</meta:generator>
    <dc:date>2019-01-30T10:26:15.871000000</dc:date>
    <meta:document-statistic meta:table-count="9" meta:image-count="4" meta:object-count="0" meta:page-count="10" meta:paragraph-count="374" meta:word-count="2458" meta:character-count="16558" meta:non-whitespace-character-count="12221"/>
  </office:meta>
</office:document-meta>
</file>